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3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 style:font-size-complex="10pt"/>
    </style:style>
    <style:style style:name="P4" style:family="paragraph" style:parent-style-name="Без_20_интервала">
      <style:text-properties style:font-name="ISOCPEUR" fo:font-style="italic" style:font-name-asian="ISOCPEUR" style:font-style-asian="italic" style:font-name-complex="ISOCPEUR"/>
    </style:style>
    <style:style style:name="P5" style:family="paragraph" style:parent-style-name="Без_20_интервала"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6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7" style:family="paragraph" style:parent-style-name="Без_20_интервала">
      <style:paragraph-properties fo:text-align="start" style:justify-single-word="false"/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P8" style:family="paragraph" style:parent-style-name="Без_20_интервала">
      <style:paragraph-properties fo:text-align="center" style:justify-single-word="false"/>
      <style:text-properties style:font-name="T-FLEX Type B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9" style:family="paragraph" style:parent-style-name="Без_20_интервала">
      <style:text-properties style:font-name="T-FLEX Type B" fo:font-style="italic" style:font-style-asian="italic" style:font-style-complex="italic"/>
    </style:style>
    <style:style style:name="P10" style:family="paragraph" style:parent-style-name="Без_20_интервала">
      <style:paragraph-properties fo:text-align="center" style:justify-single-word="false"/>
      <style:text-properties style:font-name="T-FLEX Type B" fo:font-style="italic" style:font-style-asian="italic" style:font-style-complex="italic"/>
    </style:style>
    <style:style style:name="P11" style:family="paragraph" style:parent-style-name="Без_20_интервала">
      <style:text-properties style:font-name="T-FLEX Type B" fo:font-style="italic" officeooo:rsid="001a3a2d" style:font-style-asian="italic" style:font-style-complex="italic"/>
    </style:style>
    <style:style style:name="P12" style:family="paragraph" style:parent-style-name="Без_20_интервала">
      <style:text-properties style:font-name="T-FLEX Type B" fo:font-style="italic" officeooo:rsid="001a3a2d" officeooo:paragraph-rsid="001a3a2d" style:font-style-asian="italic" style:font-style-complex="italic"/>
    </style:style>
    <style:style style:name="P13" style:family="paragraph" style:parent-style-name="Без_20_интервала"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4" style:family="paragraph" style:parent-style-name="Без_20_интервала">
      <style:paragraph-properties fo:text-align="center" style:justify-single-word="false"/>
      <style:text-properties style:font-name="T-FLEX Type B" fo:font-size="14pt" fo:font-style="italic" style:font-size-asian="14pt" style:font-style-asian="italic" style:font-size-complex="14pt" style:font-style-complex="italic"/>
    </style:style>
    <style:style style:name="P15" style:family="paragraph" style:parent-style-name="Без_20_интервала">
      <style:paragraph-properties fo:text-align="center" style:justify-single-word="false"/>
      <style:text-properties style:font-name="T-FLEX Type B" fo:font-size="9pt" fo:font-style="italic" style:font-size-asian="7.84999990463257pt" style:font-style-asian="italic" style:font-size-complex="9pt" style:font-style-complex="italic"/>
    </style:style>
    <style:style style:name="P16" style:family="paragraph" style:parent-style-name="Без_20_интервала">
      <style:paragraph-properties fo:text-align="center" style:justify-single-word="false"/>
      <style:text-properties style:font-name="T-FLEX Type B" fo:font-size="11pt" fo:font-style="italic" style:font-size-asian="9.60000038146973pt" style:font-style-asian="italic" style:font-size-complex="11pt" style:font-style-complex="italic"/>
    </style:style>
    <style:style style:name="P17" style:family="paragraph" style:parent-style-name="Без_20_интервала">
      <style:paragraph-properties fo:text-align="center" style:justify-single-word="false"/>
      <style:text-properties style:font-name="T-FLEX Type B" fo:font-size="6pt" style:font-size-asian="5.25pt" style:font-size-complex="6pt"/>
    </style:style>
    <style:style style:name="P18" style:family="paragraph" style:parent-style-name="Без_20_интервала">
      <style:paragraph-properties fo:text-align="center" style:justify-single-word="false"/>
      <style:text-properties style:font-name="T-FLEX Type B" fo:font-size="26pt" fo:font-style="italic" officeooo:rsid="0019f910" style:font-size-asian="26pt" style:font-style-asian="italic" style:font-size-complex="26pt" style:font-style-complex="italic"/>
    </style:style>
    <style:style style:name="P19" style:family="paragraph" style:parent-style-name="Без_20_интервала">
      <style:paragraph-properties fo:text-align="center" style:justify-single-word="false"/>
      <style:text-properties style:font-name="T-FLEX Type B" fo:font-size="20pt" fo:font-style="italic" officeooo:rsid="001fe0cd" officeooo:paragraph-rsid="001fe0cd" style:font-size-asian="17.5pt" style:font-style-asian="italic" style:font-size-complex="20pt" style:font-style-complex="italic"/>
    </style:style>
    <style:style style:name="P20" style:family="paragraph" style:parent-style-name="Без_20_интервала">
      <style:paragraph-properties fo:text-align="center" style:justify-single-word="false"/>
      <style:text-properties style:font-name="T-FLEX Type B" fo:font-size="20pt" fo:font-style="italic" officeooo:rsid="001fe0cd" officeooo:paragraph-rsid="001fe0cd" style:font-size-asian="20pt" style:font-style-asian="italic" style:font-size-complex="20pt" style:font-style-complex="italic"/>
    </style:style>
    <style:style style:name="P21" style:family="paragraph" style:parent-style-name="Без_20_интервала">
      <style:paragraph-properties fo:text-align="center" style:justify-single-word="false"/>
      <style:text-properties style:font-name="T-FLEX Type B" fo:font-size="10pt" fo:font-style="italic" officeooo:rsid="001fe0cd" officeooo:paragraph-rsid="001fe0cd" style:font-size-asian="8.75pt" style:font-style-asian="italic" style:font-size-complex="10pt" style:font-style-complex="italic"/>
    </style:style>
    <style:style style:name="P22" style:family="paragraph" style:parent-style-name="Без_20_интервала">
      <style:paragraph-properties fo:text-align="center" style:justify-single-word="false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3" style:family="paragraph" style:parent-style-name="Без_20_интервала">
      <style:paragraph-properties fo:text-align="center" style:justify-single-word="false"/>
    </style:style>
    <style:style style:name="P24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25" style:family="paragraph" style:parent-style-name="ISO_5f_12_5f_1_5f_k_20_центр">
      <style:paragraph-properties fo:text-align="start" style:justify-single-word="false"/>
    </style:style>
    <style:style style:name="P26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27" style:family="paragraph" style:parent-style-name="Standard">
      <style:text-properties style:font-name="ISOCPEUR" fo:font-style="italic" style:font-style-asian="italic" style:font-name-complex="ISOCPEUR"/>
    </style:style>
    <style:style style:name="P28" style:family="paragraph" style:parent-style-name="Без_20_интервала" style:master-page-name="">
      <style:paragraph-properties fo:margin-left="0cm" fo:margin-right="0.095cm" fo:text-align="center" style:justify-single-word="false" fo:orphans="2" fo:widows="2" fo:text-indent="0cm" style:auto-text-indent="false" style:page-number="auto"/>
      <style:text-properties style:font-name="T-FLEX Type B" fo:font-size="14pt" fo:font-style="italic" style:text-underline-style="none" style:font-size-asian="14pt" style:font-style-asian="italic" style:font-size-complex="14pt" style:font-style-complex="italic"/>
    </style:style>
    <style:style style:name="P29" style:family="paragraph" style:parent-style-name="TNR_5f_14_5f_1.5_20_2" style:master-page-name="Standard">
      <style:paragraph-properties fo:margin-left="0cm" fo:margin-right="0cm" fo:text-indent="0cm" style:auto-text-indent="false" style:page-number="auto"/>
      <style:text-properties fo:language="en" fo:country="US" style:language-asian="en" style:country-asian="US"/>
    </style:style>
    <style:style style:name="P30" style:family="paragraph">
      <style:paragraph-properties fo:text-align="center" style:writing-mode="lr-tb"/>
    </style:style>
    <style:style style:name="P31" style:family="paragraph">
      <style:paragraph-properties fo:text-align="center"/>
    </style:style>
    <style:style style:name="P32" style:family="paragraph">
      <style:paragraph-properties fo:text-align="center" style:writing-mode="lr-tb"/>
      <style:text-properties style:font-name="T-FLEX Type B"/>
    </style:style>
    <style:style style:name="P33" style:family="paragraph">
      <style:paragraph-properties style:writing-mode="lr-tb"/>
    </style:style>
    <style:style style:name="T1" style:family="text">
      <style:text-properties style:font-name-asian="ISOCPEUR"/>
    </style:style>
    <style:style style:name="T2" style:family="text">
      <style:text-properties style:font-name="T-FLEX Type B"/>
    </style:style>
    <style:style style:name="T3" style:family="text">
      <style:text-properties style:font-name="T-FLEX Type B" fo:font-style="italic" style:font-style-asian="italic" style:font-style-complex="italic"/>
    </style:style>
    <style:style style:name="T4" style:family="text">
      <style:text-properties style:font-name="T-FLEX Type B" fo:font-size="11pt" style:font-size-asian="11pt" style:font-size-complex="11pt"/>
    </style:style>
    <style:style style:name="T5" style:family="text">
      <style:text-properties style:font-name="T-FLEX Type B" fo:font-size="11pt" officeooo:rsid="0019cb16" style:font-size-asian="11pt" style:font-size-complex="11pt"/>
    </style:style>
    <style:style style:name="T6" style:family="text">
      <style:text-properties style:font-name="T-FLEX Type B" fo:font-size="11pt" officeooo:rsid="001e333a" style:font-size-asian="11pt" style:font-size-complex="11pt"/>
    </style:style>
    <style:style style:name="T7" style:family="text">
      <style:text-properties style:font-name="T-FLEX Type B" fo:font-size="16pt" fo:font-style="italic" style:font-size-asian="16pt" style:font-style-asian="italic" style:font-size-complex="16pt" style:font-style-complex="italic"/>
    </style:style>
    <style:style style:name="T8" style:family="text">
      <style:text-properties officeooo:rsid="0019f910"/>
    </style:style>
    <style:style style:name="T9" style:family="text">
      <style:text-properties officeooo:rsid="001fe0c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26c6d"/>
    </style:style>
    <style:style style:name="T12" style:family="text">
      <style:text-properties officeooo:rsid="00226c6d"/>
    </style:style>
    <style:style style:name="T13" style:family="text">
      <style:text-properties fo:language="ru" fo:country="RU" officeooo:rsid="00226c6d"/>
    </style:style>
    <style:style style:name="T14" style:family="text">
      <style:text-properties style:use-window-font-color="true" style:font-name="T-FLEX Type B" fo:font-size="10pt" fo:language="ru" fo:country="RU" fo:font-style="italic" style:font-name-asian="Times New Roman" style:font-size-asian="10pt" style:font-style-asian="italic" style:font-name-complex="ISOCPEUR" style:font-size-complex="10pt" style:language-complex="ar" style:country-complex="SA"/>
    </style:style>
    <style:style style:name="T15" style:family="text">
      <style:text-properties style:use-window-font-color="true" style:font-name="T-FLEX Type B" fo:font-size="11pt" fo:language="ru" fo:country="RU" fo:font-style="italic" style:font-name-asian="Times New Roman" style:font-size-asian="11pt" style:font-style-asian="italic" style:font-name-complex="ISOCPEUR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100%" draw:fill="solid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102cm" fo:padding-right="0.102cm" fo:padding-top="0.002cm" fo:padding-bottom="0.002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4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002cm" fo:padding-right="0.002cm" fo:padding-top="0.201cm" fo:padding-bottom="0.201cm" fo:border="none">
        <style:background-image/>
      </style:graphic-properties>
    </style:style>
    <style:style style:name="fr6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102cm" fo:padding-right="0.102cm" fo:padding-top="0.201cm" fo:padding-bottom="0.201cm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.101cm" fo:padding-right="0.101cm" fo:wrap-option="wrap" draw:shadow-color="#808080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Врезка200" text:anchor-type="char" svg:x="10.998cm" svg:y="0.508cm" svg:width="6.297cm" svg:height="1.501cm" draw:z-index="0"><draw:text-box><text:p text:style-name="P15"/><text:p text:style-name="P6">Наименование</text:p></draw:text-box></draw:frame><draw:frame draw:style-name="fr2" draw:name="Врезка1" text:anchor-type="char" svg:x="18.302cm" svg:y="24.398cm" svg:width="2.2cm" svg:height="0.801cm" draw:z-index="329"><draw:text-box><text:p text:style-name="P25"/></draw:text-box></draw:frame><draw:frame draw:style-name="fr2" draw:name="Врезка2" text:anchor-type="char" svg:x="18.3cm" svg:y="23.61cm" svg:width="2.2cm" svg:height="0.801cm" draw:z-index="328"><draw:text-box><text:p text:style-name="P25"/></draw:text-box></draw:frame><draw:frame draw:style-name="fr2" draw:name="Врезка3" text:anchor-type="char" svg:x="18.3cm" svg:y="22.797cm" svg:width="2.2cm" svg:height="0.801cm" draw:z-index="327"><draw:text-box><text:p text:style-name="P25"/></draw:text-box></draw:frame><draw:frame draw:style-name="fr2" draw:name="Врезка4" text:anchor-type="char" svg:x="18.3cm" svg:y="21.996cm" svg:width="2.2cm" svg:height="0.801cm" draw:z-index="326"><draw:text-box><text:p text:style-name="P25"/></draw:text-box></draw:frame><draw:frame draw:style-name="fr2" draw:name="Врезка5" text:anchor-type="char" svg:x="18.3cm" svg:y="21.207cm" svg:width="2.2cm" svg:height="0.801cm" draw:z-index="325"><draw:text-box><text:p text:style-name="P25"/></draw:text-box></draw:frame><draw:frame draw:style-name="fr2" draw:name="Врезка6" text:anchor-type="char" svg:x="18.302cm" svg:y="20.406cm" svg:width="2.2cm" svg:height="0.801cm" draw:z-index="324"><draw:text-box><text:p text:style-name="P25"/></draw:text-box></draw:frame><draw:frame draw:style-name="fr2" draw:name="Врезка7" text:anchor-type="char" svg:x="18.3cm" svg:y="19.606cm" svg:width="2.2cm" svg:height="0.801cm" draw:z-index="323"><draw:text-box><text:p text:style-name="P25"/></draw:text-box></draw:frame><draw:frame draw:style-name="fr2" draw:name="Врезка8" text:anchor-type="char" svg:x="18.302cm" svg:y="18.8cm" svg:width="2.2cm" svg:height="0.801cm" draw:z-index="322"><draw:text-box><text:p text:style-name="P25"/></draw:text-box></draw:frame><draw:frame draw:style-name="fr2" draw:name="Врезка9" text:anchor-type="char" svg:x="18.3cm" svg:y="17.999cm" svg:width="2.2cm" svg:height="0.801cm" draw:z-index="321"><draw:text-box><text:p text:style-name="P25"/></draw:text-box></draw:frame><draw:frame draw:style-name="fr2" draw:name="Врезка10" text:anchor-type="char" svg:x="18.302cm" svg:y="17.205cm" svg:width="2.2cm" svg:height="0.801cm" draw:z-index="320"><draw:text-box><text:p text:style-name="P25"/></draw:text-box></draw:frame><draw:frame draw:style-name="fr2" draw:name="Врезка11" text:anchor-type="char" svg:x="18.302cm" svg:y="16.404cm" svg:width="2.2cm" svg:height="0.801cm" draw:z-index="319"><draw:text-box><text:p text:style-name="P25"/></draw:text-box></draw:frame><draw:frame draw:style-name="fr2" draw:name="Врезка12" text:anchor-type="char" svg:x="18.3cm" svg:y="15.598cm" svg:width="2.2cm" svg:height="0.801cm" draw:z-index="318"><draw:text-box><text:p text:style-name="P25"/></draw:text-box></draw:frame><draw:frame draw:style-name="fr2" draw:name="Врезка13" text:anchor-type="char" svg:x="18.3cm" svg:y="14.808cm" svg:width="2.2cm" svg:height="0.801cm" draw:z-index="317"><draw:text-box><text:p text:style-name="P25"/></draw:text-box></draw:frame><draw:frame draw:style-name="fr2" draw:name="Врезка14" text:anchor-type="char" svg:x="18.302cm" svg:y="14cm" svg:width="2.2cm" svg:height="0.801cm" draw:z-index="316"><draw:text-box><text:p text:style-name="P25"/></draw:text-box></draw:frame><draw:frame draw:style-name="fr2" draw:name="Врезка15" text:anchor-type="char" svg:x="18.302cm" svg:y="13.197cm" svg:width="2.2cm" svg:height="0.801cm" draw:z-index="315"><draw:text-box><text:p text:style-name="P25"/></draw:text-box></draw:frame><draw:frame draw:style-name="fr2" draw:name="Врезка16" text:anchor-type="char" svg:x="18.3cm" svg:y="12.444cm" svg:width="2.2cm" svg:height="0.801cm" draw:z-index="314"><draw:text-box><text:p text:style-name="P25"/></draw:text-box></draw:frame><draw:frame draw:style-name="fr2" draw:name="Врезка17" text:anchor-type="char" svg:x="18.3cm" svg:y="11.718cm" svg:width="2.2cm" svg:height="0.681cm" draw:z-index="313"><draw:text-box><text:p text:style-name="P5">Заим.</text:p></draw:text-box></draw:frame><draw:frame draw:style-name="fr2" draw:name="Врезка18" text:anchor-type="char" svg:x="18.302cm" svg:y="10.799cm" svg:width="2.2cm" svg:height="0.801cm" draw:z-index="312"><draw:text-box><text:p text:style-name="P25"/></draw:text-box></draw:frame><draw:frame draw:style-name="fr2" draw:name="Врезка19" text:anchor-type="char" svg:x="18.3cm" svg:y="10.003cm" svg:width="2.2cm" svg:height="0.801cm" draw:z-index="311"><draw:text-box><text:p text:style-name="P25"/></draw:text-box></draw:frame><draw:frame draw:style-name="fr2" draw:name="Врезка20" text:anchor-type="char" svg:x="18.3cm" svg:y="9.2cm" svg:width="2.2cm" svg:height="0.801cm" draw:z-index="310"><draw:text-box><text:p text:style-name="P25"/></draw:text-box></draw:frame><draw:frame draw:style-name="fr2" draw:name="Врезка21" text:anchor-type="char" svg:x="18.3cm" svg:y="8.4cm" svg:width="2.2cm" svg:height="0.801cm" draw:z-index="309"><draw:text-box><text:p text:style-name="P25"/></draw:text-box></draw:frame><draw:frame draw:style-name="fr2" draw:name="Врезка22" text:anchor-type="char" svg:x="18.3cm" svg:y="7.604cm" svg:width="2.2cm" svg:height="0.801cm" draw:z-index="308"><draw:text-box><text:p text:style-name="P25"/></draw:text-box></draw:frame><draw:frame draw:style-name="fr2" draw:name="Врезка23" text:anchor-type="char" svg:x="18.302cm" svg:y="6.798cm" svg:width="2.2cm" svg:height="0.801cm" draw:z-index="307"><draw:text-box><text:p text:style-name="P25"/></draw:text-box></draw:frame><draw:frame draw:style-name="fr2" draw:name="Врезка24" text:anchor-type="char" svg:x="18.3cm" svg:y="5.997cm" svg:width="2.2cm" svg:height="0.801cm" draw:z-index="306"><draw:text-box><text:p text:style-name="P25"/></draw:text-box></draw:frame><draw:frame draw:style-name="fr2" draw:name="Врезка25" text:anchor-type="char" svg:x="18.302cm" svg:y="5.198cm" svg:width="2.2cm" svg:height="0.801cm" draw:z-index="305"><draw:text-box><text:p text:style-name="P25"/></draw:text-box></draw:frame><draw:frame draw:style-name="fr2" draw:name="Врезка26" text:anchor-type="char" svg:x="18.3cm" svg:y="4.403cm" svg:width="2.2cm" svg:height="0.801cm" draw:z-index="304"><draw:text-box><text:p text:style-name="P25"/></draw:text-box></draw:frame><draw:frame draw:style-name="fr2" draw:name="Врезка27" text:anchor-type="char" svg:x="18.3cm" svg:y="3.598cm" svg:width="2.2cm" svg:height="0.801cm" draw:z-index="303"><draw:text-box><text:p text:style-name="P25"/></draw:text-box></draw:frame><draw:frame draw:style-name="fr2" draw:name="Врезка28" text:anchor-type="char" svg:x="18.302cm" svg:y="2.798cm" svg:width="2.2cm" svg:height="0.801cm" draw:z-index="302"><draw:text-box><text:p text:style-name="P25"/></draw:text-box></draw:frame><draw:frame draw:style-name="fr2" draw:name="Врезка29" text:anchor-type="char" svg:x="18.3cm" svg:y="2.002cm" svg:width="2.2cm" svg:height="0.801cm" draw:z-index="301"><draw:text-box><text:p text:style-name="P25"/></draw:text-box></draw:frame><draw:frame draw:style-name="fr3" draw:name="Врезка30" text:anchor-type="char" svg:x="17.302cm" svg:y="24.398cm" svg:width="1cm" svg:height="0.801cm" draw:z-index="300"><draw:text-box><text:p text:style-name="ISO_5f_12_5f_1_5f_k_20_центр"/></draw:text-box></draw:frame><draw:frame draw:style-name="fr3" draw:name="Врезка31" text:anchor-type="char" svg:x="17.302cm" svg:y="23.597cm" svg:width="1cm" svg:height="0.801cm" draw:z-index="299"><draw:text-box><text:p text:style-name="ISO_5f_12_5f_1_5f_k_20_центр"/></draw:text-box></draw:frame><draw:frame draw:style-name="fr3" draw:name="Врезка32" text:anchor-type="char" svg:x="17.3cm" svg:y="22.797cm" svg:width="1cm" svg:height="0.801cm" draw:z-index="298"><draw:text-box><text:p text:style-name="ISO_5f_12_5f_1_5f_k_20_центр"/></draw:text-box></draw:frame><draw:frame draw:style-name="fr3" draw:name="Врезка33" text:anchor-type="char" svg:x="17.3cm" svg:y="22.001cm" svg:width="1cm" svg:height="0.801cm" draw:z-index="297"><draw:text-box><text:p text:style-name="ISO_5f_12_5f_1_5f_k_20_центр"/></draw:text-box></draw:frame><draw:frame draw:style-name="fr3" draw:name="Врезка34" text:anchor-type="char" svg:x="17.3cm" svg:y="21.202cm" svg:width="1cm" svg:height="0.801cm" draw:z-index="296"><draw:text-box><text:p text:style-name="ISO_5f_12_5f_1_5f_k_20_центр"/></draw:text-box></draw:frame><draw:frame draw:style-name="fr3" draw:name="Врезка35" text:anchor-type="char" svg:x="17.3cm" svg:y="20.406cm" svg:width="1cm" svg:height="0.801cm" draw:z-index="295"><draw:text-box><text:p text:style-name="ISO_5f_12_5f_1_5f_k_20_центр"/></draw:text-box></draw:frame><draw:frame draw:style-name="fr3" draw:name="Врезка36" text:anchor-type="char" svg:x="17.3cm" svg:y="19.6cm" svg:width="1cm" svg:height="0.801cm" draw:z-index="294"><draw:text-box><text:p text:style-name="ISO_5f_12_5f_1_5f_k_20_центр"/></draw:text-box></draw:frame><draw:frame draw:style-name="fr3" draw:name="Врезка37" text:anchor-type="char" svg:x="17.3cm" svg:y="18.8cm" svg:width="1cm" svg:height="0.801cm" draw:z-index="293"><draw:text-box><text:p text:style-name="ISO_5f_12_5f_1_5f_k_20_центр"/></draw:text-box></draw:frame><draw:frame draw:style-name="fr3" draw:name="Врезка38" text:anchor-type="char" svg:x="17.3cm" svg:y="18cm" svg:width="1cm" svg:height="0.801cm" draw:z-index="292"><draw:text-box><text:p text:style-name="ISO_5f_12_5f_1_5f_k_20_центр"/></draw:text-box></draw:frame><draw:frame draw:style-name="fr3" draw:name="Врезка39" text:anchor-type="char" svg:x="17.3cm" svg:y="17.205cm" svg:width="1cm" svg:height="0.801cm" draw:z-index="291"><draw:text-box><text:p text:style-name="ISO_5f_12_5f_1_5f_k_20_центр"/></draw:text-box></draw:frame><draw:frame draw:style-name="fr3" draw:name="Врезка40" text:anchor-type="char" svg:x="17.3cm" svg:y="16.399cm" svg:width="1cm" svg:height="0.801cm" draw:z-index="290"><draw:text-box><text:p text:style-name="ISO_5f_12_5f_1_5f_k_20_центр"/></draw:text-box></draw:frame><draw:frame draw:style-name="fr3" draw:name="Врезка41" text:anchor-type="char" svg:x="17.3cm" svg:y="15.598cm" svg:width="1cm" svg:height="0.801cm" draw:z-index="289"><draw:text-box><text:p text:style-name="ISO_5f_12_5f_1_5f_k_20_центр"/></draw:text-box></draw:frame><draw:frame draw:style-name="fr3" draw:name="Врезка42" text:anchor-type="char" svg:x="17.3cm" svg:y="14.799cm" svg:width="1cm" svg:height="0.801cm" draw:z-index="288"><draw:text-box><text:p text:style-name="ISO_5f_12_5f_1_5f_k_20_центр"/></draw:text-box></draw:frame><draw:frame draw:style-name="fr3" draw:name="Врезка43" text:anchor-type="char" svg:x="17.302cm" svg:y="13.998cm" svg:width="1cm" svg:height="0.801cm" draw:z-index="287"><draw:text-box><text:p text:style-name="ISO_5f_12_5f_1_5f_k_20_центр"/></draw:text-box></draw:frame><draw:frame draw:style-name="fr3" draw:name="Врезка44" text:anchor-type="char" svg:x="17.302cm" svg:y="13.199cm" svg:width="1cm" svg:height="0.801cm" draw:z-index="286"><draw:text-box><text:p text:style-name="ISO_5f_12_5f_1_5f_k_20_центр"/></draw:text-box></draw:frame><draw:frame draw:style-name="fr3" draw:name="Врезка45" text:anchor-type="char" svg:x="17.302cm" svg:y="12.4cm" svg:width="1cm" svg:height="0.801cm" draw:z-index="285"><draw:text-box><text:p text:style-name="ISO_5f_12_5f_1_5f_k_20_центр"/></draw:text-box></draw:frame><draw:frame draw:style-name="fr3" draw:name="Врезка46" text:anchor-type="char" svg:x="17.302cm" svg:y="11.698cm" svg:width="1cm" svg:height="0.699cm" draw:z-index="284"><draw:text-box><text:p text:style-name="P6">4</text:p></draw:text-box></draw:frame><draw:frame draw:style-name="fr3" draw:name="Врезка47" text:anchor-type="char" svg:x="17.302cm" svg:y="10.799cm" svg:width="1cm" svg:height="0.801cm" draw:z-index="283"><draw:text-box><text:p text:style-name="ISO_5f_12_5f_1_5f_k_20_центр"/></draw:text-box></draw:frame><draw:frame draw:style-name="fr3" draw:name="Врезка48" text:anchor-type="char" svg:x="17.3cm" svg:y="10.167cm" svg:width="1cm" svg:height="0.624cm" draw:z-index="282"><draw:text-box><text:p text:style-name="P6">1</text:p></draw:text-box></draw:frame><draw:frame draw:style-name="fr3" draw:name="Врезка49" text:anchor-type="char" svg:x="17.3cm" svg:y="9.2cm" svg:width="1cm" svg:height="0.801cm" draw:z-index="281"><draw:text-box><text:p text:style-name="ISO_5f_12_5f_1_5f_k_20_центр"/></draw:text-box></draw:frame><draw:frame draw:style-name="fr3" draw:name="Врезка50" text:anchor-type="char" svg:x="17.3cm" svg:y="8.4cm" svg:width="1cm" svg:height="0.801cm" draw:z-index="280"><draw:text-box><text:p text:style-name="ISO_5f_12_5f_1_5f_k_20_центр"/></draw:text-box></draw:frame><draw:frame draw:style-name="fr3" draw:name="Врезка51" text:anchor-type="char" svg:x="17.3cm" svg:y="7.599cm" svg:width="1cm" svg:height="0.801cm" draw:z-index="278"><draw:text-box><text:p text:style-name="ISO_5f_12_5f_1_5f_k_20_центр"/></draw:text-box></draw:frame><draw:frame draw:style-name="fr3" draw:name="Врезка52" text:anchor-type="char" svg:x="17.302cm" svg:y="6.798cm" svg:width="1cm" svg:height="0.801cm" draw:z-index="279"><draw:text-box><text:p text:style-name="ISO_5f_12_5f_1_5f_k_20_центр"/></draw:text-box></draw:frame><draw:frame draw:style-name="fr3" draw:name="Врезка53" text:anchor-type="char" svg:x="17.302cm" svg:y="6.004cm" svg:width="1cm" svg:height="0.801cm" draw:z-index="277"><draw:text-box><text:p text:style-name="ISO_5f_12_5f_1_5f_k_20_центр"/></draw:text-box></draw:frame><draw:frame draw:style-name="fr3" draw:name="Врезка54" text:anchor-type="char" svg:x="17.3cm" svg:y="5.203cm" svg:width="1cm" svg:height="0.801cm" draw:z-index="276"><draw:text-box><text:p text:style-name="ISO_5f_12_5f_1_5f_k_20_центр"/></draw:text-box></draw:frame><draw:frame draw:style-name="fr3" draw:name="Врезка55" text:anchor-type="char" svg:x="17.302cm" svg:y="4.399cm" svg:width="1cm" svg:height="0.801cm" draw:z-index="275"><draw:text-box><text:p text:style-name="ISO_5f_12_5f_1_5f_k_20_центр"/></draw:text-box></draw:frame><draw:frame draw:style-name="fr3" draw:name="Врезка56" text:anchor-type="char" svg:x="17.302cm" svg:y="3.598cm" svg:width="1cm" svg:height="0.801cm" draw:z-index="274"><draw:text-box><text:p text:style-name="ISO_5f_12_5f_1_5f_k_20_центр"/></draw:text-box></draw:frame><draw:frame draw:style-name="fr3" draw:name="Врезка57" text:anchor-type="char" svg:x="17.3cm" svg:y="2.803cm" svg:width="1cm" svg:height="0.801cm" draw:z-index="273"><draw:text-box><text:p text:style-name="ISO_5f_12_5f_1_5f_k_20_центр"/></draw:text-box></draw:frame><draw:frame draw:style-name="fr3" draw:name="Врезка58" text:anchor-type="char" svg:x="17.302cm" svg:y="2.002cm" svg:width="1cm" svg:height="0.801cm" draw:z-index="272"><draw:text-box><text:p text:style-name="ISO_5f_12_5f_1_5f_k_20_центр"/></draw:text-box></draw:frame><draw:frame draw:style-name="fr2" draw:name="Врезка59" text:anchor-type="char" svg:x="11.001cm" svg:y="24.398cm" svg:width="6.301cm" svg:height="0.801cm" draw:z-index="271"><draw:text-box><text:p text:style-name="P25"/></draw:text-box></draw:frame><draw:frame draw:style-name="fr2" draw:name="Врезка60" text:anchor-type="char" svg:x="11.001cm" svg:y="23.597cm" svg:width="6.301cm" svg:height="0.801cm" draw:z-index="270"><draw:text-box><text:p text:style-name="P25"/></draw:text-box></draw:frame><draw:frame draw:style-name="fr2" draw:name="Врезка61" text:anchor-type="char" svg:x="11cm" svg:y="22.809cm" svg:width="6.301cm" svg:height="0.801cm" draw:z-index="269"><draw:text-box><text:p text:style-name="P25"/></draw:text-box></draw:frame><draw:frame draw:style-name="fr2" draw:name="Врезка62" text:anchor-type="char" svg:x="11cm" svg:y="22.008cm" svg:width="6.301cm" svg:height="0.801cm" draw:z-index="268"><draw:text-box><text:p text:style-name="P25"/></draw:text-box></draw:frame><draw:frame draw:style-name="fr2" draw:name="Врезка63" text:anchor-type="char" svg:x="11.001cm" svg:y="21.207cm" svg:width="6.301cm" svg:height="0.801cm" draw:z-index="267"><draw:text-box><text:p text:style-name="P25"/></draw:text-box></draw:frame><draw:frame draw:style-name="fr2" draw:name="Врезка64" text:anchor-type="char" svg:x="11.001cm" svg:y="20.401cm" svg:width="6.301cm" svg:height="0.801cm" draw:z-index="266"><draw:text-box><text:p text:style-name="P25"/></draw:text-box></draw:frame><draw:frame draw:style-name="fr2" draw:name="Врезка65" text:anchor-type="char" svg:x="11.001cm" svg:y="19.6cm" svg:width="6.301cm" svg:height="0.801cm" draw:z-index="265"><draw:text-box><text:p text:style-name="P25"/></draw:text-box></draw:frame><draw:frame draw:style-name="fr2" draw:name="Врезка66" text:anchor-type="char" svg:x="11cm" svg:y="18.801cm" svg:width="6.301cm" svg:height="0.801cm" draw:z-index="264"><draw:text-box><text:p text:style-name="P25"/></draw:text-box></draw:frame><draw:frame draw:style-name="fr2" draw:name="Врезка67" text:anchor-type="char" svg:x="11.001cm" svg:y="18.004cm" svg:width="6.301cm" svg:height="0.801cm" draw:z-index="263"><draw:text-box><text:p text:style-name="P25"/></draw:text-box></draw:frame><draw:frame draw:style-name="fr2" draw:name="Врезка68" text:anchor-type="char" svg:x="11.001cm" svg:y="17.2cm" svg:width="6.301cm" svg:height="0.801cm" draw:z-index="262"><draw:text-box><text:p text:style-name="P25"/></draw:text-box></draw:frame><draw:frame draw:style-name="fr2" draw:name="Врезка69" text:anchor-type="char" svg:x="11cm" svg:y="16.399cm" svg:width="6.301cm" svg:height="0.801cm" draw:z-index="261"><draw:text-box><text:p text:style-name="P25"/></draw:text-box></draw:frame><draw:frame draw:style-name="fr2" draw:name="Врезка70" text:anchor-type="char" svg:x="11cm" svg:y="15.6cm" svg:width="6.301cm" svg:height="0.801cm" draw:z-index="260"><draw:text-box><text:p text:style-name="P25"/></draw:text-box></draw:frame><draw:frame draw:style-name="fr2" draw:name="Врезка71" text:anchor-type="char" svg:x="11cm" svg:y="14.799cm" svg:width="6.301cm" svg:height="0.801cm" draw:z-index="259"><draw:text-box><text:p text:style-name="P25"/></draw:text-box></draw:frame><draw:frame draw:style-name="fr2" draw:name="Врезка72" text:anchor-type="char" svg:x="11.001cm" svg:y="14.007cm" svg:width="6.301cm" svg:height="0.801cm" draw:z-index="258"><draw:text-box><text:p text:style-name="P25"/></draw:text-box></draw:frame><draw:frame draw:style-name="fr2" draw:name="Врезка73" text:anchor-type="char" svg:x="11cm" svg:y="13.206cm" svg:width="6.301cm" svg:height="0.801cm" draw:z-index="257"><draw:text-box><text:p text:style-name="P25"/></draw:text-box></draw:frame><draw:frame draw:style-name="fr2" draw:name="Врезка74" text:anchor-type="char" svg:x="11cm" svg:y="12.405cm" svg:width="6.301cm" svg:height="0.801cm" draw:z-index="256"><draw:text-box><text:p text:style-name="P25"/></draw:text-box></draw:frame><draw:frame draw:style-name="fr2" draw:name="Врезка75" text:anchor-type="char" svg:x="11cm" svg:y="11.737cm" svg:width="6.301cm" svg:height="0.661cm" draw:z-index="255"><draw:text-box><text:p text:style-name="P5">Прокладка</text:p></draw:text-box></draw:frame><draw:frame draw:style-name="fr2" draw:name="Врезка76" text:anchor-type="char" svg:x="11cm" svg:y="10.8cm" svg:width="6.301cm" svg:height="0.801cm" draw:z-index="254"><draw:text-box><text:p text:style-name="P25"/></draw:text-box></draw:frame><draw:frame draw:style-name="fr2" draw:name="Врезка77" text:anchor-type="char" svg:x="11cm" svg:y="10.167cm" svg:width="6.301cm" svg:height="0.624cm" draw:z-index="253"><draw:text-box><text:p text:style-name="P5">Плата вычислителя</text:p></draw:text-box></draw:frame><draw:frame draw:style-name="fr2" draw:name="Врезка78" text:anchor-type="char" svg:x="11cm" svg:y="9.202cm" svg:width="6.301cm" svg:height="0.801cm" draw:z-index="252"><draw:text-box><text:p text:style-name="P25"/></draw:text-box></draw:frame><draw:frame draw:style-name="fr2" draw:name="Врезка79" text:anchor-type="char" svg:x="11cm" svg:y="8.543cm" svg:width="6.301cm" svg:height="0.658cm" draw:z-index="251"><draw:text-box><text:p text:style-name="P8">Детали</text:p></draw:text-box></draw:frame><draw:frame draw:style-name="fr2" draw:name="Врезка80" text:anchor-type="char" svg:x="11cm" svg:y="7.599cm" svg:width="6.301cm" svg:height="0.801cm" draw:z-index="250"><draw:text-box><text:p text:style-name="P25"/></draw:text-box></draw:frame><draw:frame draw:style-name="fr2" draw:name="Врезка81" text:anchor-type="char" svg:x="11.001cm" svg:y="6.955cm" svg:width="6.301cm" svg:height="0.642cm" draw:z-index="249"><draw:text-box><text:p text:style-name="Без_20_интервала"><text:s/><text:span text:style-name="T7">принципиальная</text:span></text:p></draw:text-box></draw:frame><draw:frame draw:style-name="fr2" draw:name="Врезка82" text:anchor-type="char" svg:x="11.001cm" svg:y="6.122cm" svg:width="6.301cm" svg:height="0.661cm" draw:z-index="248"><draw:text-box><text:p text:style-name="P5">Схема электрическая</text:p></draw:text-box></draw:frame><draw:frame draw:style-name="fr2" draw:name="Врезка83" text:anchor-type="char" svg:x="11cm" svg:y="5.202cm" svg:width="6.301cm" svg:height="0.801cm" draw:z-index="247"><draw:text-box><text:p text:style-name="P25"/></draw:text-box></draw:frame><draw:frame draw:style-name="fr2" draw:name="Врезка84" text:anchor-type="char" svg:x="11cm" svg:y="4.574cm" svg:width="6.301cm" svg:height="0.626cm" draw:z-index="246"><draw:text-box><text:p text:style-name="P7">Сборочный чертеж</text:p></draw:text-box></draw:frame><draw:frame draw:style-name="fr2" draw:name="Врезка85" text:anchor-type="char" svg:x="11cm" svg:y="3.602cm" svg:width="6.301cm" svg:height="0.801cm" draw:z-index="245"><draw:text-box><text:p text:style-name="P25"/></draw:text-box></draw:frame><draw:frame draw:style-name="fr2" draw:name="Врезка86" text:anchor-type="char" svg:x="11.001cm" svg:y="2.947cm" svg:width="6.301cm" svg:height="0.642cm" draw:z-index="244"><draw:text-box><text:p text:style-name="P8">Документация</text:p></draw:text-box></draw:frame><draw:frame draw:style-name="fr2" draw:name="Врезка87" text:anchor-type="char" svg:x="11cm" svg:y="2.002cm" svg:width="6.301cm" svg:height="0.801cm" draw:z-index="243"><draw:text-box><text:p text:style-name="P25"/></draw:text-box></draw:frame><draw:frame draw:style-name="fr2" draw:name="Врезка88" text:anchor-type="char" svg:x="3.999cm" svg:y="24.402cm" svg:width="7.001cm" svg:height="0.801cm" draw:z-index="242"><draw:text-box><text:p text:style-name="P25"/></draw:text-box></draw:frame><draw:frame draw:style-name="fr2" draw:name="Врезка89" text:anchor-type="char" svg:x="3.999cm" svg:y="23.597cm" svg:width="7.001cm" svg:height="0.801cm" draw:z-index="241"><draw:text-box><text:p text:style-name="P25"/></draw:text-box></draw:frame><draw:frame draw:style-name="fr2" draw:name="Врезка90" text:anchor-type="char" svg:x="4.001cm" svg:y="22.802cm" svg:width="7.001cm" svg:height="0.801cm" draw:z-index="240"><draw:text-box><text:p text:style-name="P25"/></draw:text-box></draw:frame><draw:frame draw:style-name="fr2" draw:name="Врезка91" text:anchor-type="char" svg:x="4.001cm" svg:y="21.202cm" svg:width="7.001cm" svg:height="0.801cm" draw:z-index="239"><draw:text-box><text:p text:style-name="P25"/></draw:text-box></draw:frame><draw:frame draw:style-name="fr2" draw:name="Врезка92" text:anchor-type="char" svg:x="3.999cm" svg:y="22.008cm" svg:width="7.001cm" svg:height="0.801cm" draw:z-index="238"><draw:text-box><text:p text:style-name="P25"/></draw:text-box></draw:frame><draw:frame draw:style-name="fr2" draw:name="Врезка93" text:anchor-type="char" svg:x="4.001cm" svg:y="20.406cm" svg:width="7.001cm" svg:height="0.801cm" draw:z-index="237"><draw:text-box><text:p text:style-name="P25"/></draw:text-box></draw:frame><draw:frame draw:style-name="fr2" draw:name="Врезка94" text:anchor-type="char" svg:x="4.001cm" svg:y="19.606cm" svg:width="7.001cm" svg:height="0.801cm" draw:z-index="236"><draw:text-box><text:p text:style-name="P25"/></draw:text-box></draw:frame><draw:frame draw:style-name="fr2" draw:name="Врезка95" text:anchor-type="char" svg:x="3.999cm" svg:y="18.805cm" svg:width="7.001cm" svg:height="0.801cm" draw:z-index="235"><draw:text-box><text:p text:style-name="P25"/></draw:text-box></draw:frame><draw:frame draw:style-name="fr2" draw:name="Врезка96" text:anchor-type="char" svg:x="3.999cm" svg:y="18cm" svg:width="7.001cm" svg:height="0.801cm" draw:z-index="234"><draw:text-box><text:p text:style-name="P25"/></draw:text-box></draw:frame><draw:frame draw:style-name="fr2" draw:name="Врезка97" text:anchor-type="char" svg:x="4.001cm" svg:y="17.2cm" svg:width="7.001cm" svg:height="0.801cm" draw:z-index="233"><draw:text-box><text:p text:style-name="P25"/></draw:text-box></draw:frame><draw:frame draw:style-name="fr2" draw:name="Врезка98" text:anchor-type="char" svg:x="4.001cm" svg:y="16.401cm" svg:width="7.001cm" svg:height="0.801cm" draw:z-index="232"><draw:text-box><text:p text:style-name="P25"/></draw:text-box></draw:frame><draw:frame draw:style-name="fr2" draw:name="Врезка99" text:anchor-type="char" svg:x="4.001cm" svg:y="15.6cm" svg:width="7.001cm" svg:height="0.801cm" draw:z-index="231"><draw:text-box><text:p text:style-name="P25"/></draw:text-box></draw:frame><draw:frame draw:style-name="fr2" draw:name="Врезка100" text:anchor-type="char" svg:x="3.999cm" svg:y="14.801cm" svg:width="7.001cm" svg:height="0.801cm" draw:z-index="230"><draw:text-box><text:p text:style-name="P25"/></draw:text-box></draw:frame><draw:frame draw:style-name="fr2" draw:name="Врезка101" text:anchor-type="char" svg:x="3.999cm" svg:y="14cm" svg:width="7.001cm" svg:height="0.801cm" draw:z-index="229"><draw:text-box><text:p text:style-name="P25"/></draw:text-box></draw:frame><draw:frame draw:style-name="fr2" draw:name="Врезка102" text:anchor-type="char" svg:x="4.001cm" svg:y="13.204cm" svg:width="7.001cm" svg:height="0.801cm" draw:z-index="228"><draw:text-box><text:p text:style-name="P25"/></draw:text-box></draw:frame><draw:frame draw:style-name="fr2" draw:name="Врезка103" text:anchor-type="char" svg:x="4.001cm" svg:y="12.4cm" svg:width="7.001cm" svg:height="0.801cm" draw:z-index="227"><draw:text-box><text:p text:style-name="P25"/></draw:text-box></draw:frame><draw:frame draw:style-name="fr2" draw:name="Врезка104" text:anchor-type="char" svg:x="4.001cm" svg:y="11.605cm" svg:width="7.001cm" svg:height="0.801cm" draw:z-index="226"><draw:text-box><text:p text:style-name="P25"/></draw:text-box></draw:frame><draw:frame draw:style-name="fr2" draw:name="Врезка105" text:anchor-type="char" svg:x="3.999cm" svg:y="10.804cm" svg:width="7.001cm" svg:height="0.801cm" draw:z-index="225"><draw:text-box><text:p text:style-name="P25"/></draw:text-box></draw:frame><draw:frame draw:style-name="fr2" draw:name="Врезка106" text:anchor-type="char" svg:x="4.001cm" svg:y="10.149cm" svg:width="7.001cm" svg:height="0.642cm" draw:z-index="224"><draw:text-box><text:p text:style-name="P5">АПИВ.408835.008</text:p></draw:text-box></draw:frame><draw:frame draw:style-name="fr2" draw:name="Врезка107" text:anchor-type="char" svg:x="4.001cm" svg:y="9.2cm" svg:width="7.001cm" svg:height="0.801cm" draw:z-index="223"><draw:text-box><text:p text:style-name="P25"/></draw:text-box></draw:frame><draw:frame draw:style-name="fr2" draw:name="Врезка108" text:anchor-type="char" svg:x="4.001cm" svg:y="8.4cm" svg:width="7.001cm" svg:height="0.801cm" draw:z-index="222"><draw:text-box><text:p text:style-name="P25"/></draw:text-box></draw:frame><draw:frame draw:style-name="fr2" draw:name="Врезка109" text:anchor-type="char" svg:x="4.001cm" svg:y="7.604cm" svg:width="7.001cm" svg:height="0.801cm" draw:z-index="221"><draw:text-box><text:p text:style-name="P25"/></draw:text-box></draw:frame><draw:frame draw:style-name="fr2" draw:name="Врезка110" text:anchor-type="char" svg:x="3.999cm" svg:y="6.8cm" svg:width="7.001cm" svg:height="0.801cm" draw:z-index="220"><draw:text-box><text:p text:style-name="P25"/></draw:text-box></draw:frame><draw:frame draw:style-name="fr2" draw:name="Врезка112" text:anchor-type="char" svg:x="3.999cm" svg:y="5.2cm" svg:width="7.001cm" svg:height="0.801cm" draw:z-index="219"><draw:text-box><text:p text:style-name="P25"/></draw:text-box></draw:frame><draw:frame draw:style-name="fr2" draw:name="Врезка113" text:anchor-type="char" svg:x="3.999cm" svg:y="4.574cm" svg:width="7.001cm" svg:height="0.626cm" draw:z-index="218"><draw:text-box><text:p text:style-name="P7">АПИВ.408835.008 СБ</text:p></draw:text-box></draw:frame><draw:frame draw:style-name="fr2" draw:name="Врезка114" text:anchor-type="char" svg:x="4.001cm" svg:y="3.602cm" svg:width="7.001cm" svg:height="0.801cm" draw:z-index="217"><draw:text-box><text:p text:style-name="P25"/></draw:text-box></draw:frame><draw:frame draw:style-name="fr2" draw:name="Врезка115" text:anchor-type="char" svg:x="3.999cm" svg:y="2.798cm" svg:width="7.001cm" svg:height="0.801cm" draw:z-index="216"><draw:text-box><text:p text:style-name="P25"/></draw:text-box></draw:frame><draw:frame draw:style-name="fr2" draw:name="Врезка116" text:anchor-type="char" svg:x="3.999cm" svg:y="2.002cm" svg:width="7.001cm" svg:height="0.801cm" draw:z-index="215"><draw:text-box><text:p text:style-name="P26"><text:s/></text:p></draw:text-box></draw:frame><draw:frame draw:style-name="fr3" draw:name="Врезка117" text:anchor-type="char" svg:x="3.2cm" svg:y="24.398cm" svg:width="0.799cm" svg:height="0.801cm" draw:z-index="214"><draw:text-box><text:p text:style-name="ISO_5f_12_5f_1_5f_k_20_центр"/></draw:text-box></draw:frame><draw:frame draw:style-name="fr3" draw:name="Врезка118" text:anchor-type="char" svg:x="3.2cm" svg:y="23.61cm" svg:width="0.799cm" svg:height="0.801cm" draw:z-index="213"><draw:text-box><text:p text:style-name="ISO_5f_12_5f_1_5f_k_20_центр"/></draw:text-box></draw:frame><draw:frame draw:style-name="fr3" draw:name="Врезка119" text:anchor-type="char" svg:x="3.2cm" svg:y="22.802cm" svg:width="0.799cm" svg:height="0.801cm" draw:z-index="212"><draw:text-box><text:p text:style-name="ISO_5f_12_5f_1_5f_k_20_центр"/></draw:text-box></draw:frame><draw:frame draw:style-name="fr3" draw:name="Врезка120" text:anchor-type="char" svg:x="3.2cm" svg:y="22.003cm" svg:width="0.799cm" svg:height="0.801cm" draw:z-index="211"><draw:text-box><text:p text:style-name="ISO_5f_12_5f_1_5f_k_20_центр"/></draw:text-box></draw:frame><draw:frame draw:style-name="fr3" draw:name="Врезка121" text:anchor-type="char" svg:x="3.2cm" svg:y="21.202cm" svg:width="0.799cm" svg:height="0.801cm" draw:z-index="210"><draw:text-box><text:p text:style-name="ISO_5f_12_5f_1_5f_k_20_центр"/></draw:text-box></draw:frame><draw:frame draw:style-name="fr3" draw:name="Врезка122" text:anchor-type="char" svg:x="3.201cm" svg:y="20.406cm" svg:width="0.799cm" svg:height="0.801cm" draw:z-index="209"><draw:text-box><text:p text:style-name="ISO_5f_12_5f_1_5f_k_20_центр"/></draw:text-box></draw:frame><draw:frame draw:style-name="fr3" draw:name="Врезка123" text:anchor-type="char" svg:x="3.2cm" svg:y="19.606cm" svg:width="0.799cm" svg:height="0.801cm" draw:z-index="208"><draw:text-box><text:p text:style-name="ISO_5f_12_5f_1_5f_k_20_центр"/></draw:text-box></draw:frame><draw:frame draw:style-name="fr3" draw:name="Врезка124" text:anchor-type="char" svg:x="3.2cm" svg:y="18.801cm" svg:width="0.799cm" svg:height="0.801cm" draw:z-index="207"><draw:text-box><text:p text:style-name="ISO_5f_12_5f_1_5f_k_20_центр"/></draw:text-box></draw:frame><draw:frame draw:style-name="fr3" draw:name="Врезка125" text:anchor-type="char" svg:x="3.201cm" svg:y="18cm" svg:width="0.799cm" svg:height="0.801cm" draw:z-index="206"><draw:text-box><text:p text:style-name="ISO_5f_12_5f_1_5f_k_20_центр"/></draw:text-box></draw:frame><draw:frame draw:style-name="fr3" draw:name="Врезка126" text:anchor-type="char" svg:x="3.201cm" svg:y="17.201cm" svg:width="0.799cm" svg:height="0.801cm" draw:z-index="205"><draw:text-box><text:p text:style-name="ISO_5f_12_5f_1_5f_k_20_центр"/></draw:text-box></draw:frame><draw:frame draw:style-name="fr3" draw:name="Врезка127" text:anchor-type="char" svg:x="3.201cm" svg:y="16.404cm" svg:width="0.799cm" svg:height="0.801cm" draw:z-index="204"><draw:text-box><text:p text:style-name="ISO_5f_12_5f_1_5f_k_20_центр"/></draw:text-box></draw:frame><draw:frame draw:style-name="fr3" draw:name="Врезка128" text:anchor-type="char" svg:x="3.2cm" svg:y="15.603cm" svg:width="0.799cm" svg:height="0.801cm" draw:z-index="203"><draw:text-box><text:p text:style-name="ISO_5f_12_5f_1_5f_k_20_центр"/></draw:text-box></draw:frame><draw:frame draw:style-name="fr3" draw:name="Врезка129" text:anchor-type="char" svg:x="3.201cm" svg:y="14.801cm" svg:width="0.799cm" svg:height="0.801cm" draw:z-index="202"><draw:text-box><text:p text:style-name="ISO_5f_12_5f_1_5f_k_20_центр"/></draw:text-box></draw:frame><draw:frame draw:style-name="fr3" draw:name="Врезка130" text:anchor-type="char" svg:x="3.201cm" svg:y="14.005cm" svg:width="0.799cm" svg:height="0.801cm" draw:z-index="201"><draw:text-box><text:p text:style-name="ISO_5f_12_5f_1_5f_k_20_центр"/></draw:text-box></draw:frame><draw:frame draw:style-name="fr3" draw:name="Врезка131" text:anchor-type="char" svg:x="3.2cm" svg:y="13.201cm" svg:width="0.799cm" svg:height="0.801cm" draw:z-index="200"><draw:text-box><text:p text:style-name="ISO_5f_12_5f_1_5f_k_20_центр"/></draw:text-box></draw:frame><draw:frame draw:style-name="fr3" draw:name="Врезка132" text:anchor-type="char" svg:x="3.2cm" svg:y="12.4cm" svg:width="0.799cm" svg:height="0.801cm" draw:z-index="199"><draw:text-box><text:p text:style-name="ISO_5f_12_5f_1_5f_k_20_центр"/></draw:text-box></draw:frame><draw:frame draw:style-name="fr3" draw:name="Врезка133" text:anchor-type="char" svg:x="3.2cm" svg:y="11.698cm" svg:width="0.799cm" svg:height="0.699cm" draw:z-index="198"><draw:text-box><text:p text:style-name="P6">4</text:p></draw:text-box></draw:frame><draw:frame draw:style-name="fr3" draw:name="Врезка134" text:anchor-type="char" svg:x="3.2cm" svg:y="10.802cm" svg:width="0.799cm" svg:height="0.801cm" draw:z-index="197"><draw:text-box><text:p text:style-name="ISO_5f_12_5f_1_5f_k_20_центр"/></draw:text-box></draw:frame><draw:frame draw:style-name="fr3" draw:name="Врезка135" text:anchor-type="char" svg:x="3.2cm" svg:y="10.13cm" svg:width="0.799cm" svg:height="0.661cm" draw:z-index="196"><draw:text-box><text:p text:style-name="P6">1</text:p></draw:text-box></draw:frame><draw:frame draw:style-name="fr3" draw:name="Врезка136" text:anchor-type="char" svg:x="3.2cm" svg:y="9.2cm" svg:width="0.799cm" svg:height="0.801cm" draw:z-index="195"><draw:text-box><text:p text:style-name="ISO_5f_12_5f_1_5f_k_20_центр"/></draw:text-box></draw:frame><draw:frame draw:style-name="fr3" draw:name="Врезка137" text:anchor-type="char" svg:x="3.201cm" svg:y="8.4cm" svg:width="0.799cm" svg:height="0.801cm" draw:z-index="194"><draw:text-box><text:p text:style-name="ISO_5f_12_5f_1_5f_k_20_центр"/></draw:text-box></draw:frame><draw:frame draw:style-name="fr3" draw:name="Врезка138" text:anchor-type="char" svg:x="3.201cm" svg:y="7.604cm" svg:width="0.799cm" svg:height="0.801cm" draw:z-index="193"><draw:text-box><text:p text:style-name="ISO_5f_12_5f_1_5f_k_20_центр"/></draw:text-box></draw:frame><draw:frame draw:style-name="fr3" draw:name="Врезка139" text:anchor-type="char" svg:x="3.201cm" svg:y="6.8cm" svg:width="0.799cm" svg:height="0.801cm" draw:z-index="192"><draw:text-box><text:p text:style-name="ISO_5f_12_5f_1_5f_k_20_центр"/></draw:text-box></draw:frame><draw:frame draw:style-name="fr3" draw:name="Врезка140" text:anchor-type="char" svg:x="3.2cm" svg:y="6.003cm" svg:width="0.799cm" svg:height="0.801cm" draw:z-index="191"><draw:text-box><text:p text:style-name="ISO_5f_12_5f_1_5f_k_20_центр"/></draw:text-box></draw:frame><draw:frame draw:style-name="fr3" draw:name="Врезка141" text:anchor-type="char" svg:x="3.201cm" svg:y="5.2cm" svg:width="0.799cm" svg:height="0.801cm" draw:z-index="190"><draw:text-box><text:p text:style-name="ISO_5f_12_5f_1_5f_k_20_центр"/></draw:text-box></draw:frame><draw:frame draw:style-name="fr3" draw:name="Врезка142" text:anchor-type="char" svg:x="3.2cm" svg:y="4.399cm" svg:width="0.799cm" svg:height="0.801cm" draw:z-index="189"><draw:text-box><text:p text:style-name="ISO_5f_12_5f_1_5f_k_20_центр"/></draw:text-box></draw:frame><draw:frame draw:style-name="fr3" draw:name="Врезка143" text:anchor-type="char" svg:x="3.2cm" svg:y="3.598cm" svg:width="0.799cm" svg:height="0.801cm" draw:z-index="188"><draw:text-box><text:p text:style-name="ISO_5f_12_5f_1_5f_k_20_центр"/></draw:text-box></draw:frame><draw:frame draw:style-name="fr3" draw:name="Врезка144" text:anchor-type="char" svg:x="3.201cm" svg:y="2.798cm" svg:width="0.799cm" svg:height="0.801cm" draw:z-index="187"><draw:text-box><text:p text:style-name="ISO_5f_12_5f_1_5f_k_20_центр"/></draw:text-box></draw:frame><draw:frame draw:style-name="fr3" draw:name="Врезка145" text:anchor-type="char" svg:x="3.201cm" svg:y="1.997cm" svg:width="0.799cm" svg:height="0.801cm" draw:z-index="186"><draw:text-box><text:p text:style-name="ISO_5f_12_5f_1_5f_k_20_центр"/></draw:text-box></draw:frame><draw:frame draw:style-name="fr3" draw:name="Врезка146" text:anchor-type="char" svg:x="2.602cm" svg:y="24.405cm" svg:width="0.6cm" svg:height="0.801cm" draw:z-index="185"><draw:text-box><text:p text:style-name="ISO_5f_12_5f_1_5f_k_20_центр"/></draw:text-box></draw:frame><draw:frame draw:style-name="fr3" draw:name="Врезка147" text:anchor-type="char" svg:x="2cm" svg:y="24.41cm" svg:width="0.6cm" svg:height="0.801cm" draw:z-index="184"><draw:text-box><text:p text:style-name="ISO_5f_12_5f_1_5f_k_20_центр"/></draw:text-box></draw:frame><draw:frame draw:style-name="fr3" draw:name="Врезка148" text:anchor-type="char" svg:x="2.6cm" svg:y="23.61cm" svg:width="0.6cm" svg:height="0.801cm" draw:z-index="183"><draw:text-box><text:p text:style-name="ISO_5f_12_5f_1_5f_k_20_центр"/></draw:text-box></draw:frame><draw:frame draw:style-name="fr3" draw:name="Врезка149" text:anchor-type="char" svg:x="2.002cm" svg:y="23.603cm" svg:width="0.6cm" svg:height="0.801cm" draw:z-index="182"><draw:text-box><text:p text:style-name="ISO_5f_12_5f_1_5f_k_20_центр"/></draw:text-box></draw:frame><draw:frame draw:style-name="fr3" draw:name="Врезка150" text:anchor-type="char" svg:x="2.6cm" svg:y="22.809cm" svg:width="0.6cm" svg:height="0.801cm" draw:z-index="181"><draw:text-box><text:p text:style-name="ISO_5f_12_5f_1_5f_k_20_центр"/></draw:text-box></draw:frame><draw:frame draw:style-name="fr3" draw:name="Врезка151" text:anchor-type="char" svg:x="2.002cm" svg:y="22.809cm" svg:width="0.6cm" svg:height="0.801cm" draw:z-index="180"><draw:text-box><text:p text:style-name="ISO_5f_12_5f_1_5f_k_20_центр"/></draw:text-box></draw:frame><draw:frame draw:style-name="fr3" draw:name="Врезка152" text:anchor-type="char" svg:x="2.6cm" svg:y="22.003cm" svg:width="0.6cm" svg:height="0.801cm" draw:z-index="179"><draw:text-box><text:p text:style-name="ISO_5f_12_5f_1_5f_k_20_центр"/></draw:text-box></draw:frame><draw:frame draw:style-name="fr3" draw:name="Врезка153" text:anchor-type="char" svg:x="2cm" svg:y="22.008cm" svg:width="0.6cm" svg:height="0.801cm" draw:z-index="178"><draw:text-box><text:p text:style-name="ISO_5f_12_5f_1_5f_k_20_центр"/></draw:text-box></draw:frame><draw:frame draw:style-name="fr3" draw:name="Врезка154" text:anchor-type="char" svg:x="2cm" svg:y="21.207cm" svg:width="0.6cm" svg:height="0.801cm" draw:z-index="177"><draw:text-box><text:p text:style-name="ISO_5f_12_5f_1_5f_k_20_центр"/></draw:text-box></draw:frame><draw:frame draw:style-name="fr3" draw:name="Врезка155" text:anchor-type="char" svg:x="2.602cm" svg:y="21.207cm" svg:width="0.6cm" svg:height="0.801cm" draw:z-index="176"><draw:text-box><text:p text:style-name="ISO_5f_12_5f_1_5f_k_20_центр"/></draw:text-box></draw:frame><draw:frame draw:style-name="fr3" draw:name="Врезка156" text:anchor-type="char" svg:x="2.6cm" svg:y="20.401cm" svg:width="0.6cm" svg:height="0.801cm" draw:z-index="175"><draw:text-box><text:p text:style-name="ISO_5f_12_5f_1_5f_k_20_центр"/></draw:text-box></draw:frame><draw:frame draw:style-name="fr3" draw:name="Врезка157" text:anchor-type="char" svg:x="2cm" svg:y="20.406cm" svg:width="0.6cm" svg:height="0.801cm" draw:z-index="174"><draw:text-box><text:p text:style-name="ISO_5f_12_5f_1_5f_k_20_центр"/></draw:text-box></draw:frame><draw:frame draw:style-name="fr3" draw:name="Врезка158" text:anchor-type="char" svg:x="2.602cm" svg:y="19.606cm" svg:width="0.6cm" svg:height="0.801cm" draw:z-index="173"><draw:text-box><text:p text:style-name="ISO_5f_12_5f_1_5f_k_20_центр"/></draw:text-box></draw:frame><draw:frame draw:style-name="fr3" draw:name="Врезка159" text:anchor-type="char" svg:x="2cm" svg:y="19.602cm" svg:width="0.6cm" svg:height="0.801cm" draw:z-index="172"><draw:text-box><text:p text:style-name="ISO_5f_12_5f_1_5f_k_20_центр"/></draw:text-box></draw:frame><draw:frame draw:style-name="fr3" draw:name="Врезка160" text:anchor-type="char" svg:x="2cm" svg:y="18.801cm" svg:width="0.6cm" svg:height="0.801cm" draw:z-index="171"><draw:text-box><text:p text:style-name="ISO_5f_12_5f_1_5f_k_20_центр"/></draw:text-box></draw:frame><draw:frame draw:style-name="fr3" draw:name="Врезка161" text:anchor-type="char" svg:x="2.6cm" svg:y="18.805cm" svg:width="0.6cm" svg:height="0.801cm" draw:z-index="170"><draw:text-box><text:p text:style-name="ISO_5f_12_5f_1_5f_k_20_центр"/></draw:text-box></draw:frame><draw:connector text:anchor-type="char" draw:z-index="109" draw:style-name="gr1" draw:text-style-name="P30" draw:type="line" svg:x1="2cm" svg:y1="18.801cm" svg:x2="20.502cm" svg:y2="18.805cm" svg:d="m2000 18801 18502 4" svg:viewBox="0 0 18503 5"><text:p/></draw:connector><draw:frame draw:style-name="fr3" draw:name="Врезка162" text:anchor-type="char" svg:x="2.6cm" svg:y="18.002cm" svg:width="0.6cm" svg:height="0.801cm" draw:z-index="169"><draw:text-box><text:p text:style-name="ISO_5f_12_5f_1_5f_k_20_центр"/></draw:text-box></draw:frame><draw:frame draw:style-name="fr3" draw:name="Врезка163" text:anchor-type="char" svg:x="2.002cm" svg:y="18.004cm" svg:width="0.6cm" svg:height="0.801cm" draw:z-index="168"><draw:text-box><text:p text:style-name="ISO_5f_12_5f_1_5f_k_20_центр"/></draw:text-box></draw:frame><draw:frame draw:style-name="fr3" draw:name="Врезка164" text:anchor-type="char" svg:x="2.6cm" svg:y="17.201cm" svg:width="0.6cm" svg:height="0.801cm" draw:z-index="167"><draw:text-box><text:p text:style-name="ISO_5f_12_5f_1_5f_k_20_центр"/></draw:text-box></draw:frame><draw:frame draw:style-name="fr3" draw:name="Врезка165" text:anchor-type="char" svg:x="2cm" svg:y="17.203cm" svg:width="0.6cm" svg:height="0.801cm" draw:z-index="166"><draw:text-box><text:p text:style-name="ISO_5f_12_5f_1_5f_k_20_центр"/></draw:text-box></draw:frame><draw:frame draw:style-name="fr3" draw:name="Врезка166" text:anchor-type="char" svg:x="2.6cm" svg:y="16.401cm" svg:width="0.6cm" svg:height="0.801cm" draw:z-index="165"><draw:text-box><text:p text:style-name="ISO_5f_12_5f_1_5f_k_20_центр"/></draw:text-box></draw:frame><draw:frame draw:style-name="fr3" draw:name="Врезка167" text:anchor-type="char" svg:x="2cm" svg:y="16.401cm" svg:width="0.6cm" svg:height="0.801cm" draw:z-index="164"><draw:text-box><text:p text:style-name="ISO_5f_12_5f_1_5f_k_20_центр"/></draw:text-box></draw:frame><draw:frame draw:style-name="fr3" draw:name="Врезка168" text:anchor-type="char" svg:x="2.6cm" svg:y="15.602cm" svg:width="0.6cm" svg:height="0.801cm" draw:z-index="163"><draw:text-box><text:p text:style-name="ISO_5f_12_5f_1_5f_k_20_центр"/></draw:text-box></draw:frame><draw:frame draw:style-name="fr3" draw:name="Врезка169" text:anchor-type="char" svg:x="2.002cm" svg:y="15.603cm" svg:width="0.6cm" svg:height="0.801cm" draw:z-index="162"><draw:text-box><text:p text:style-name="ISO_5f_12_5f_1_5f_k_20_центр"/></draw:text-box></draw:frame><draw:frame draw:style-name="fr3" draw:name="Врезка170" text:anchor-type="char" svg:x="2.6cm" svg:y="14.801cm" svg:width="0.6cm" svg:height="0.801cm" draw:z-index="161"><draw:text-box><text:p text:style-name="ISO_5f_12_5f_1_5f_k_20_центр"/></draw:text-box></draw:frame><draw:frame draw:style-name="fr3" draw:name="Врезка171" text:anchor-type="char" svg:x="2cm" svg:y="14.801cm" svg:width="0.6cm" svg:height="0.801cm" draw:z-index="160"><draw:text-box><text:p text:style-name="ISO_5f_12_5f_1_5f_k_20_центр"/></draw:text-box></draw:frame><draw:frame draw:style-name="fr3" draw:name="Врезка172" text:anchor-type="char" svg:x="2.6cm" svg:y="14.005cm" svg:width="0.6cm" svg:height="0.801cm" draw:z-index="159"><draw:text-box><text:p text:style-name="ISO_5f_12_5f_1_5f_k_20_центр"/></draw:text-box></draw:frame><draw:frame draw:style-name="fr3" draw:name="Врезка173" text:anchor-type="char" svg:x="2.002cm" svg:y="14.004cm" svg:width="0.6cm" svg:height="0.801cm" draw:z-index="158"><draw:text-box><text:p text:style-name="ISO_5f_12_5f_1_5f_k_20_центр"/></draw:text-box></draw:frame><draw:frame draw:style-name="fr3" draw:name="Врезка174" text:anchor-type="char" svg:x="2.6cm" svg:y="13.203cm" svg:width="0.6cm" svg:height="0.801cm" draw:z-index="157"><draw:text-box><text:p text:style-name="ISO_5f_12_5f_1_5f_k_20_центр"/></draw:text-box></draw:frame><draw:frame draw:style-name="fr3" draw:name="Врезка175" text:anchor-type="char" svg:x="2cm" svg:y="13.204cm" svg:width="0.6cm" svg:height="0.801cm" draw:z-index="156"><draw:text-box><text:p text:style-name="ISO_5f_12_5f_1_5f_k_20_центр"/></draw:text-box></draw:frame><draw:frame draw:style-name="fr3" draw:name="Врезка176" text:anchor-type="char" svg:x="2.6cm" svg:y="12.4cm" svg:width="0.6cm" svg:height="0.801cm" draw:z-index="155"><draw:text-box><text:p text:style-name="ISO_5f_12_5f_1_5f_k_20_центр"/></draw:text-box></draw:frame><draw:frame draw:style-name="fr3" draw:name="Врезка177" text:anchor-type="char" svg:x="2cm" svg:y="12.404cm" svg:width="0.6cm" svg:height="0.801cm" draw:z-index="154"><draw:text-box><text:p text:style-name="ISO_5f_12_5f_1_5f_k_20_центр"/></draw:text-box></draw:frame><draw:frame draw:style-name="fr3" draw:name="Врезка178" text:anchor-type="char" svg:x="2.6cm" svg:y="11.601cm" svg:width="0.6cm" svg:height="0.801cm" draw:z-index="153"><draw:text-box><text:p text:style-name="ISO_5f_12_5f_1_5f_k_20_центр"/></draw:text-box></draw:frame><draw:frame draw:style-name="fr3" draw:name="Врезка179" text:anchor-type="char" svg:x="2cm" svg:y="11.601cm" svg:width="0.6cm" svg:height="0.801cm" draw:z-index="152"><draw:text-box><text:p text:style-name="ISO_5f_12_5f_1_5f_k_20_центр"/></draw:text-box></draw:frame><draw:frame draw:style-name="fr3" draw:name="Врезка180" text:anchor-type="char" svg:x="2.6cm" svg:y="10.8cm" svg:width="0.6cm" svg:height="0.801cm" draw:z-index="151"><draw:text-box><text:p text:style-name="ISO_5f_12_5f_1_5f_k_20_центр"/></draw:text-box></draw:frame><draw:frame draw:style-name="fr3" draw:name="Врезка181" text:anchor-type="char" svg:x="2cm" svg:y="10.802cm" svg:width="0.6cm" svg:height="0.801cm" draw:z-index="150"><draw:text-box><text:p text:style-name="ISO_5f_12_5f_1_5f_k_20_центр"/></draw:text-box></draw:frame><draw:frame draw:style-name="fr4" draw:name="Врезка182" text:anchor-type="char" svg:x="2.604cm" svg:y="10.001cm" svg:width="0.596cm" svg:height="0.801cm" draw:z-index="149"><draw:text-box><text:p text:style-name="ISO_5f_12_5f_1_5f_k_20_центр"/></draw:text-box></draw:frame><draw:frame draw:style-name="fr3" draw:name="Врезка183" text:anchor-type="char" svg:x="2cm" svg:y="10.167cm" svg:width="0.6cm" svg:height="0.624cm" draw:z-index="148"><draw:text-box><text:p text:style-name="P14">А1</text:p></draw:text-box></draw:frame><draw:frame draw:style-name="fr3" draw:name="Врезка184" text:anchor-type="char" svg:x="2.6cm" svg:y="9.2cm" svg:width="0.6cm" svg:height="0.801cm" draw:z-index="147"><draw:text-box><text:p text:style-name="ISO_5f_12_5f_1_5f_k_20_центр"/></draw:text-box></draw:frame><draw:frame draw:style-name="fr3" draw:name="Врезка185" text:anchor-type="char" svg:x="2cm" svg:y="9.202cm" svg:width="0.6cm" svg:height="0.801cm" draw:z-index="146"><draw:text-box><text:p text:style-name="ISO_5f_12_5f_1_5f_k_20_центр"/></draw:text-box></draw:frame><draw:frame draw:style-name="fr3" draw:name="Врезка186" text:anchor-type="char" svg:x="2.6cm" svg:y="8.4cm" svg:width="0.6cm" svg:height="0.801cm" draw:z-index="145"><draw:text-box><text:p text:style-name="ISO_5f_12_5f_1_5f_k_20_центр"/></draw:text-box></draw:frame><draw:frame draw:style-name="fr3" draw:name="Врезка187" text:anchor-type="char" svg:x="2cm" svg:y="8.4cm" svg:width="0.6cm" svg:height="0.801cm" draw:z-index="144"><draw:text-box><text:p text:style-name="ISO_5f_12_5f_1_5f_k_20_центр"/></draw:text-box></draw:frame><draw:frame draw:style-name="fr3" draw:name="Врезка188" text:anchor-type="char" svg:x="2.6cm" svg:y="7.601cm" svg:width="0.6cm" svg:height="0.801cm" draw:z-index="143"><draw:text-box><text:p text:style-name="ISO_5f_12_5f_1_5f_k_20_центр"/></draw:text-box></draw:frame><draw:frame draw:style-name="fr3" draw:name="Врезка189" text:anchor-type="char" svg:x="2cm" svg:y="7.601cm" svg:width="0.6cm" svg:height="0.801cm" draw:z-index="142"><draw:text-box><text:p text:style-name="ISO_5f_12_5f_1_5f_k_20_центр"/></draw:text-box></draw:frame><draw:frame draw:style-name="fr3" draw:name="Врезка190" text:anchor-type="char" svg:x="2.6cm" svg:y="6.803cm" svg:width="0.6cm" svg:height="0.801cm" draw:z-index="141"><draw:text-box><text:p text:style-name="ISO_5f_12_5f_1_5f_k_20_центр"/></draw:text-box></draw:frame><draw:frame draw:style-name="fr3" draw:name="Врезка191" text:anchor-type="char" svg:x="2cm" svg:y="6.803cm" svg:width="0.6cm" svg:height="0.801cm" draw:z-index="140"><draw:text-box><text:p text:style-name="ISO_5f_12_5f_1_5f_k_20_центр"/></draw:text-box></draw:frame><draw:frame draw:style-name="fr3" draw:name="Врезка192" text:anchor-type="char" svg:x="2cm" svg:y="6.142cm" svg:width="0.6cm" svg:height="0.66cm" draw:z-index="139"><draw:text-box><text:p text:style-name="P13">А1</text:p></draw:text-box></draw:frame><draw:frame draw:style-name="fr3" draw:name="Врезка193" text:anchor-type="char" svg:x="2.6cm" svg:y="5.2cm" svg:width="0.6cm" svg:height="0.801cm" draw:z-index="138"><draw:text-box><text:p text:style-name="ISO_5f_12_5f_1_5f_k_20_центр"/></draw:text-box></draw:frame><draw:frame draw:style-name="fr3" draw:name="Врезка194" text:anchor-type="char" svg:x="2.6cm" svg:y="6.003cm" svg:width="0.6cm" svg:height="0.801cm" draw:z-index="137"><draw:text-box><text:p text:style-name="ISO_5f_12_5f_1_5f_k_20_центр"/></draw:text-box></draw:frame><draw:frame draw:style-name="fr3" draw:name="Врезка195" text:anchor-type="char" svg:x="2cm" svg:y="5.2cm" svg:width="0.6cm" svg:height="0.801cm" draw:z-index="136"><draw:text-box><text:p text:style-name="ISO_5f_12_5f_1_5f_k_20_центр"/></draw:text-box></draw:frame><draw:frame draw:style-name="fr3" draw:name="Врезка196" text:anchor-type="char" svg:x="2cm" svg:y="3.602cm" svg:width="0.6cm" svg:height="0.801cm" draw:z-index="135"><draw:text-box><text:p text:style-name="ISO_5f_12_5f_1_5f_k_20_центр"/></draw:text-box></draw:frame><draw:frame draw:style-name="fr3" draw:name="Врезка197" text:anchor-type="char" svg:x="2.6cm" svg:y="3.602cm" svg:width="0.6cm" svg:height="0.801cm" draw:z-index="134"><draw:text-box><text:p text:style-name="ISO_5f_12_5f_1_5f_k_20_центр"/></draw:text-box></draw:frame><draw:frame draw:style-name="fr3" draw:name="Врезка198" text:anchor-type="char" svg:x="2.6cm" svg:y="4.403cm" svg:width="0.6cm" svg:height="0.801cm" draw:z-index="133"><draw:text-box><text:p text:style-name="ISO_5f_12_5f_1_5f_k_20_центр"/></draw:text-box></draw:frame><draw:frame draw:style-name="fr3" draw:name="Врезка199" text:anchor-type="char" svg:x="18.3cm" svg:y="0.503cm" svg:width="2.2cm" svg:height="1.498cm" draw:z-index="126"><draw:text-box><text:p text:style-name="P16"/><text:p text:style-name="P22">Примечание</text:p></draw:text-box></draw:frame><draw:frame draw:style-name="fr5" draw:name="Врезка201" text:anchor-type="char" svg:x="4.004cm" svg:y="0.508cm" svg:width="7.003cm" svg:height="1.498cm" draw:z-index="1"><draw:text-box><text:p text:style-name="P15"/><text:p text:style-name="P6">Обозначение</text:p></draw:text-box></draw:frame><draw:frame draw:style-name="fr3" draw:name="Врезка202" text:anchor-type="char" svg:x="2cm" svg:y="4.554cm" svg:width="0.6cm" svg:height="0.642cm" draw:z-index="132"><draw:text-box><text:p text:style-name="P28">А1</text:p></draw:text-box></draw:frame><draw:frame draw:style-name="fr3" draw:name="Врезка203" text:anchor-type="char" svg:x="2.6cm" svg:y="2.798cm" svg:width="0.6cm" svg:height="0.801cm" draw:z-index="131"><draw:text-box><text:p text:style-name="ISO_5f_12_5f_1_5f_k_20_центр"/></draw:text-box></draw:frame><draw:frame draw:style-name="fr3" draw:name="Врезка204" text:anchor-type="char" svg:x="2.6cm" svg:y="1.997cm" svg:width="0.6cm" svg:height="0.801cm" draw:z-index="130"><draw:text-box><text:p text:style-name="ISO_5f_12_5f_1_5f_k_20_центр"/></draw:text-box></draw:frame><draw:frame draw:style-name="fr3" draw:name="Врезка205" text:anchor-type="char" svg:x="2cm" svg:y="2.798cm" svg:width="0.6cm" svg:height="0.801cm" draw:z-index="129"><draw:text-box><text:p text:style-name="ISO_5f_12_5f_1_5f_k_20_центр"/></draw:text-box></draw:frame><draw:frame draw:style-name="fr4" draw:name="Врезка206" text:anchor-type="char" svg:x="2cm" svg:y="1.997cm" svg:width="0.6cm" svg:height="0.801cm" draw:z-index="128"><draw:text-box><text:p text:style-name="ISO_5f_12_5f_1_5f_k_20_центр"/></draw:text-box></draw:frame><draw:frame text:anchor-type="char" draw:z-index="127" draw:style-name="gr7" draw:text-style-name="P32" svg:width="1.504cm" svg:height="1.006cm" draw:transform="rotate (1.5707963267949) translate (17.3002222222222cm 2.00377777777778cm)"><draw:text-box><text:p text:style-name="P31"><text:span text:style-name="T15">Кол.</text:span></text:p></draw:text-box></draw:frame><draw:frame text:anchor-type="char" draw:z-index="125" draw:style-name="gr7" draw:text-style-name="P32" svg:width="1.504cm" svg:height="0.798cm" draw:transform="rotate (1.5707963267949) translate (3.20322222222222cm 2.00377777777778cm)"><draw:text-box><text:p text:style-name="P31"><text:span text:style-name="T15">Поз.</text:span></text:p></draw:text-box></draw:frame><draw:frame text:anchor-type="char" draw:z-index="124" draw:style-name="gr6" draw:text-style-name="P32" svg:width="1.497cm" svg:height="0.6cm" draw:transform="rotate (1.5707963267949) translate (2.00025cm 1.99672222222222cm)"><draw:text-box><text:p text:style-name="P31"><text:span text:style-name="T15">Формат</text:span></text:p></draw:text-box></draw:frame><draw:frame text:anchor-type="char" draw:z-index="123" draw:style-name="gr3" draw:text-style-name="P32" svg:width="1.497cm" svg:height="0.604cm" draw:transform="rotate (1.5707963267949) translate (2.59997222222222cm 1.99672222222222cm)"><draw:text-box><text:p text:style-name="P31"><text:span text:style-name="T15">Зона</text:span></text:p></draw:text-box></draw:frame><draw:connector text:anchor-type="char" draw:z-index="122" draw:style-name="gr2" draw:text-style-name="P30" draw:type="line" svg:x1="18.302cm" svg:y1="0.501cm" svg:x2="18.306cm" svg:y2="25.202cm" svg:d="m18302 501 4 24701" svg:viewBox="0 0 5 24703"><text:p/></draw:connector><draw:connector text:anchor-type="char" draw:z-index="121" draw:style-name="gr2" draw:text-style-name="P30" draw:type="line" svg:x1="17.302cm" svg:y1="0.501cm" svg:x2="17.306cm" svg:y2="25.202cm" svg:d="m17302 501 4 24701" svg:viewBox="0 0 5 24703"><text:p/></draw:connector><draw:connector text:anchor-type="char" draw:z-index="120" draw:style-name="gr2" draw:text-style-name="P30" draw:type="line" svg:x1="11.001cm" svg:y1="0.501cm" svg:x2="11.005cm" svg:y2="25.202cm" svg:d="m11001 501 4 24701" svg:viewBox="0 0 5 24703"><text:p/></draw:connector><draw:connector text:anchor-type="char" draw:z-index="119" draw:style-name="gr2" draw:text-style-name="P30" draw:type="line" svg:x1="4.001cm" svg:y1="0.501cm" svg:x2="4.004cm" svg:y2="25.202cm" svg:d="m4001 501 3 24701" svg:viewBox="0 0 5 24703"><text:p/></draw:connector><draw:connector text:anchor-type="char" draw:z-index="118" draw:style-name="gr2" draw:text-style-name="P30" draw:type="line" svg:x1="3.2cm" svg:y1="0.501cm" svg:x2="3.203cm" svg:y2="25.202cm" svg:d="m3200 501 3 24701" svg:viewBox="0 0 5 24703"><text:p/></draw:connector><draw:connector text:anchor-type="char" draw:z-index="117" draw:style-name="gr2" draw:text-style-name="P30" draw:type="line" svg:x1="2.6cm" svg:y1="0.501cm" svg:x2="2.604cm" svg:y2="25.202cm" svg:d="m2600 501 4 24701" svg:viewBox="0 0 5 24703"><text:p/></draw:connector><draw:connector text:anchor-type="char" draw:z-index="116" draw:style-name="gr1" draw:text-style-name="P30" draw:type="line" svg:x1="2cm" svg:y1="24.403cm" svg:x2="20.502cm" svg:y2="24.407cm" svg:d="m2000 24403 18502 4" svg:viewBox="0 0 18503 5"><text:p/></draw:connector><draw:connector text:anchor-type="char" draw:z-index="115" draw:style-name="gr1" draw:text-style-name="P30" draw:type="line" svg:x1="2cm" svg:y1="23.603cm" svg:x2="20.502cm" svg:y2="23.606cm" svg:d="m2000 23603 18502 3" svg:viewBox="0 0 18503 5"><text:p/></draw:connector><draw:connector text:anchor-type="char" draw:z-index="114" draw:style-name="gr1" draw:text-style-name="P30" draw:type="line" svg:x1="2cm" svg:y1="22.804cm" svg:x2="20.502cm" svg:y2="22.807cm" svg:d="m2000 22804 18502 3" svg:viewBox="0 0 18503 5"><text:p/></draw:connector><draw:connector text:anchor-type="char" draw:z-index="113" draw:style-name="gr1" draw:text-style-name="P30" draw:type="line" svg:x1="2cm" svg:y1="22.003cm" svg:x2="20.502cm" svg:y2="22.006cm" svg:d="m2000 22003 18502 3" svg:viewBox="0 0 18503 5"><text:p/></draw:connector><draw:connector text:anchor-type="char" draw:z-index="112" draw:style-name="gr1" draw:text-style-name="P30" draw:type="line" svg:x1="2cm" svg:y1="21.202cm" svg:x2="20.502cm" svg:y2="21.205cm" svg:d="m2000 21202 18502 3" svg:viewBox="0 0 18503 5"><text:p/></draw:connector><draw:connector text:anchor-type="char" draw:z-index="111" draw:style-name="gr1" draw:text-style-name="P30" draw:type="line" svg:x1="2cm" svg:y1="20.403cm" svg:x2="20.502cm" svg:y2="20.406cm" svg:d="m2000 20403 18502 3" svg:viewBox="0 0 18503 5"><text:p/></draw:connector><draw:connector text:anchor-type="char" draw:z-index="110" draw:style-name="gr1" draw:text-style-name="P30" draw:type="line" svg:x1="2cm" svg:y1="19.602cm" svg:x2="20.502cm" svg:y2="19.606cm" svg:d="m2000 19602 18502 4" svg:viewBox="0 0 18503 5"><text:p/></draw:connector><draw:connector text:anchor-type="char" draw:z-index="108" draw:style-name="gr1" draw:text-style-name="P30" draw:type="line" svg:x1="2cm" svg:y1="18.002cm" svg:x2="20.502cm" svg:y2="18.006cm" svg:d="m2000 18002 18502 4" svg:viewBox="0 0 18503 5"><text:p/></draw:connector><draw:connector text:anchor-type="char" draw:z-index="107" draw:style-name="gr1" draw:text-style-name="P30" draw:type="line" svg:x1="2cm" svg:y1="17.201cm" svg:x2="20.502cm" svg:y2="17.205cm" svg:d="m2000 17201 18502 4" svg:viewBox="0 0 18503 5"><text:p/></draw:connector><draw:connector text:anchor-type="char" draw:z-index="106" draw:style-name="gr1" draw:text-style-name="P30" draw:type="line" svg:x1="2cm" svg:y1="16.402cm" svg:x2="20.502cm" svg:y2="16.406cm" svg:d="m2000 16402 18502 4" svg:viewBox="0 0 18503 5"><text:p/></draw:connector><draw:connector text:anchor-type="char" draw:z-index="105" draw:style-name="gr1" draw:text-style-name="P30" draw:type="line" svg:x1="2cm" svg:y1="15.602cm" svg:x2="20.502cm" svg:y2="15.605cm" svg:d="m2000 15602 18502 3" svg:viewBox="0 0 18503 5"><text:p/></draw:connector><draw:connector text:anchor-type="char" draw:z-index="104" draw:style-name="gr1" draw:text-style-name="P30" draw:type="line" svg:x1="2cm" svg:y1="14.803cm" svg:x2="20.502cm" svg:y2="14.806cm" svg:d="m2000 14803 18502 3" svg:viewBox="0 0 18503 5"><text:p/></draw:connector><draw:connector text:anchor-type="char" draw:z-index="103" draw:style-name="gr1" draw:text-style-name="P30" draw:type="line" svg:x1="2cm" svg:y1="14.002cm" svg:x2="20.502cm" svg:y2="14.005cm" svg:d="m2000 14002 18502 3" svg:viewBox="0 0 18503 5"><text:p/></draw:connector><draw:connector text:anchor-type="char" draw:z-index="102" draw:style-name="gr1" draw:text-style-name="P30" draw:type="line" svg:x1="2cm" svg:y1="13.201cm" svg:x2="20.502cm" svg:y2="13.204cm" svg:d="m2000 13201 18502 3" svg:viewBox="0 0 18503 5"><text:p/></draw:connector><draw:connector text:anchor-type="char" draw:z-index="101" draw:style-name="gr1" draw:text-style-name="P30" draw:type="line" svg:x1="2cm" svg:y1="12.402cm" svg:x2="20.502cm" svg:y2="12.405cm" svg:d="m2000 12402 18502 3" svg:viewBox="0 0 18503 5"><text:p/></draw:connector><draw:connector text:anchor-type="char" draw:z-index="100" draw:style-name="gr1" draw:text-style-name="P30" draw:type="line" svg:x1="2cm" svg:y1="11.601cm" svg:x2="20.502cm" svg:y2="11.605cm" svg:d="m2000 11601 18502 4" svg:viewBox="0 0 18503 5"><text:p/></draw:connector><draw:connector text:anchor-type="char" draw:z-index="99" draw:style-name="gr1" draw:text-style-name="P30" draw:type="line" svg:x1="2cm" svg:y1="10.802cm" svg:x2="20.502cm" svg:y2="10.806cm" svg:d="m2000 10802 18502 4" svg:viewBox="0 0 18503 5"><text:p/></draw:connector><draw:connector text:anchor-type="char" draw:z-index="95" draw:style-name="gr1" draw:text-style-name="P30" draw:type="line" svg:x1="2cm" svg:y1="7.601cm" svg:x2="20.502cm" svg:y2="7.604cm" svg:d="m2000 7601 18502 3" svg:viewBox="0 0 18503 5"><text:p/></draw:connector><draw:connector text:anchor-type="char" draw:z-index="94" draw:style-name="gr1" draw:text-style-name="P30" draw:type="line" svg:x1="2cm" svg:y1="6.802cm" svg:x2="20.502cm" svg:y2="6.805cm" svg:d="m2000 6802 18502 3" svg:viewBox="0 0 18503 5"><text:p/></draw:connector><draw:connector text:anchor-type="char" draw:z-index="93" draw:style-name="gr1" draw:text-style-name="P30" draw:type="line" svg:x1="2cm" svg:y1="6.001cm" svg:x2="20.502cm" svg:y2="6.004cm" svg:d="m2000 6001 18502 3" svg:viewBox="0 0 18503 5"><text:p/></draw:connector><draw:connector text:anchor-type="char" draw:z-index="92" draw:style-name="gr1" draw:text-style-name="P30" draw:type="line" svg:x1="2cm" svg:y1="5.2cm" svg:x2="20.502cm" svg:y2="5.203cm" svg:d="m2000 5200 18502 3" svg:viewBox="0 0 18503 5"><text:p/></draw:connector><draw:connector text:anchor-type="char" draw:z-index="91" draw:style-name="gr1" draw:text-style-name="P30" draw:type="line" svg:x1="2cm" svg:y1="4.401cm" svg:x2="20.502cm" svg:y2="4.404cm" svg:d="m2000 4401 18502 3" svg:viewBox="0 0 18503 5"><text:p/></draw:connector><draw:connector text:anchor-type="char" draw:z-index="90" draw:style-name="gr1" draw:text-style-name="P30" draw:type="line" svg:x1="2cm" svg:y1="3.6cm" svg:x2="20.502cm" svg:y2="3.604cm" svg:d="m2000 3600 18502 4" svg:viewBox="0 0 18503 5"><text:p/></draw:connector><draw:connector text:anchor-type="char" draw:z-index="89" draw:style-name="gr1" draw:text-style-name="P30" draw:type="line" svg:x1="2cm" svg:y1="2.801cm" svg:x2="20.502cm" svg:y2="2.805cm" svg:d="m2000 2801 18502 4" svg:viewBox="0 0 18503 5"><text:p/></draw:connector><draw:connector text:anchor-type="char" draw:z-index="98" draw:style-name="gr1" draw:text-style-name="P30" draw:type="line" svg:x1="2cm" svg:y1="10.001cm" svg:x2="20.502cm" svg:y2="10.005cm" svg:d="m2000 10001 18502 4" svg:viewBox="0 0 18503 5"><text:p/></draw:connector><draw:connector text:anchor-type="char" draw:z-index="97" draw:style-name="gr1" draw:text-style-name="P30" draw:type="line" svg:x1="2cm" svg:y1="9.2cm" svg:x2="20.502cm" svg:y2="9.204cm" svg:d="m2000 9200 18502 4" svg:viewBox="0 0 18503 5"><text:p/></draw:connector><draw:connector text:anchor-type="char" draw:z-index="96" draw:style-name="gr1" draw:text-style-name="P30" draw:type="line" svg:x1="2cm" svg:y1="8.401cm" svg:x2="20.502cm" svg:y2="8.405cm" svg:d="m2000 8401 18502 4" svg:viewBox="0 0 18503 5"><text:p/></draw:connector><draw:connector text:anchor-type="char" draw:z-index="88" draw:style-name="gr1" draw:text-style-name="P30" draw:type="line" svg:x1="2cm" svg:y1="2cm" svg:x2="20.502cm" svg:y2="2.004cm" svg:d="m2000 2000 18502 4" svg:viewBox="0 0 18503 5"><text:p/></draw:connector><draw:custom-shape text:anchor-type="char" draw:z-index="87" draw:style-name="gr5" draw:text-style-name="P33" svg:width="18.5cm" svg:height="28.701cm" svg:x="2cm" svg:y="0.501cm"><text:p/><draw:enhanced-geometry svg:viewBox="0 0 21600 21600" draw:type="rectangle" draw:enhanced-path="M 0 0 L 21600 0 21600 21600 0 21600 0 0 Z N"/></draw:custom-shape><draw:frame text:anchor-type="char" draw:z-index="86" draw:style-name="gr4" draw:text-style-name="P30" svg:width="0.701cm" svg:height="2.507cm" draw:transform="rotate (-3.14159265358979) translate (2.00377777777778cm 23.2039583333333cm)"><draw:text-box><text:p/></draw:text-box></draw:frame><draw:frame draw:style-name="fr2" draw:name="Врезка207" text:anchor-type="char" svg:x="7.502cm" svg:y="25.705cm" svg:width="1cm" svg:height="0.499cm" draw:z-index="85"><draw:text-box><text:p text:style-name="P1"/><text:p text:style-name="P27"/></draw:text-box></draw:frame><draw:frame draw:style-name="fr2" draw:name="Врезка208" text:anchor-type="char" svg:x="7.502cm" svg:y="25.206cm" svg:width="1cm" svg:height="0.499cm" draw:z-index="84"><draw:text-box><text:p text:style-name="P1"/><text:p text:style-name="P27"/></draw:text-box></draw:frame><draw:frame draw:style-name="fr2" draw:name="Врезка209" text:anchor-type="char" svg:x="6.001cm" svg:y="25.199cm" svg:width="1.501cm" svg:height="0.499cm" draw:z-index="83"><draw:text-box><text:p text:style-name="P4"><text:s/></text:p></draw:text-box></draw:frame><draw:frame draw:style-name="fr2" draw:name="Врезка210" text:anchor-type="char" svg:x="6.001cm" svg:y="25.698cm" svg:width="1.501cm" svg:height="0.499cm" draw:z-index="82"><draw:text-box><text:p text:style-name="P4"><text:s/></text:p></draw:text-box></draw:frame><draw:frame draw:style-name="fr2" draw:name="Врезка211" text:anchor-type="char" svg:x="3.701cm" svg:y="25.206cm" svg:width="2.3cm" svg:height="0.499cm" draw:z-index="81"><draw:text-box><text:p text:style-name="P1"/><text:p text:style-name="P27"/></draw:text-box></draw:frame><draw:frame draw:style-name="fr2" draw:name="Врезка212" text:anchor-type="char" svg:x="3.701cm" svg:y="25.705cm" svg:width="2.3cm" svg:height="0.499cm" draw:z-index="80"><draw:text-box><text:p text:style-name="P1"/><text:p text:style-name="P27"/></draw:text-box></draw:frame><draw:frame draw:style-name="fr3" draw:name="Врезка213" text:anchor-type="char" svg:x="2cm" svg:y="25.202cm" svg:width="0.7cm" svg:height="0.497cm" draw:z-index="79"><draw:text-box><text:p text:style-name="P2"/></draw:text-box></draw:frame><draw:frame draw:style-name="fr3" draw:name="Врезка214" text:anchor-type="char" svg:x="2cm" svg:y="25.705cm" svg:width="0.7cm" svg:height="0.497cm" draw:z-index="78"><draw:text-box><text:p text:style-name="P2"/></draw:text-box></draw:frame><draw:frame draw:style-name="fr3" draw:name="Врезка215" text:anchor-type="char" svg:x="2.701cm" svg:y="25.201cm" svg:width="1cm" svg:height="0.497cm" draw:z-index="77"><draw:text-box><text:p text:style-name="P24"/></draw:text-box></draw:frame><draw:frame draw:style-name="fr3" draw:name="Врезка216" text:anchor-type="char" svg:x="2.701cm" svg:y="25.705cm" svg:width="1cm" svg:height="0.497cm" draw:z-index="76"><draw:text-box><text:p text:style-name="P24"/></draw:text-box></draw:frame><draw:frame draw:style-name="fr6" draw:name="Врезка217" text:anchor-type="char" svg:x="8.502cm" svg:y="26.707cm" svg:width="7.001cm" svg:height="2.501cm" draw:z-index="75"><draw:text-box><text:p text:style-name="P19"/><text:p text:style-name="P19">Модуль вычислителя</text:p></draw:text-box></draw:frame><draw:frame draw:style-name="fr6" draw:name="Врезка218" text:anchor-type="char" svg:x="8.502cm" svg:y="25.202cm" svg:width="11.998cm" svg:height="1.499cm" draw:z-index="74"><draw:text-box><text:p text:style-name="P17"/><text:p text:style-name="P18">А<text:span text:style-name="T9">ПИВ.408835.008 СП</text:span></text:p></draw:text-box></draw:frame><draw:frame draw:style-name="fr6" draw:name="Врезка219" text:anchor-type="char" svg:x="15.503cm" svg:y="27.707cm" svg:width="4.997cm" svg:height="1.499cm" draw:z-index="73"><draw:text-box><text:p text:style-name="P21"/><text:p text:style-name="P20">АВР09-1</text:p></draw:text-box></draw:frame><draw:frame text:anchor-type="char" draw:z-index="72" draw:style-name="gr4" draw:text-style-name="P30" svg:width="0.701cm" svg:height="2.507cm" draw:transform="rotate (-3.14159265358979) translate (2.00377777777778cm 20.7045277777778cm)"><draw:text-box><text:p/></draw:text-box></draw:frame><draw:frame text:anchor-type="char" draw:z-index="71" draw:style-name="gr4" draw:text-style-name="P30" svg:width="0.701cm" svg:height="2.507cm" draw:transform="rotate (-3.14159265358979) translate (2.00201388888889cm 23.20925cm)"><draw:text-box><text:p/></draw:text-box></draw:frame><draw:frame text:anchor-type="char" draw:z-index="70" draw:style-name="gr4" draw:text-style-name="P30" svg:width="0.701cm" svg:height="3.507cm" draw:transform="rotate (-3.14159265358979) translate (2.00201388888889cm 18.208625cm)"><draw:text-box><text:p/></draw:text-box></draw:frame><draw:frame text:anchor-type="char" draw:z-index="69" draw:style-name="gr4" draw:text-style-name="P30" svg:width="0.701cm" svg:height="3.507cm" draw:transform="rotate (-3.14159265358979) translate (2.00025cm 26.7193888888889cm)"><draw:text-box><text:p/></draw:text-box></draw:frame><draw:frame text:anchor-type="char" draw:z-index="68" draw:style-name="gr4" draw:text-style-name="P30" svg:width="0.701cm" svg:height="2.504cm" draw:transform="rotate (-3.14159265358979) translate (2.00201388888889cm 29.2047083333333cm)"><draw:text-box><text:p/></draw:text-box></draw:frame><draw:frame text:anchor-type="char" draw:z-index="44" draw:style-name="gr3" draw:text-style-name="P32" svg:width="2.495cm" svg:height="0.498cm" draw:transform="rotate (1.5707963267949) translate (0.802569444444444cm 20.7027638888889cm)"><draw:text-box><text:p text:style-name="P31"><text:span text:style-name="T14">Инв. № дубл</text:span></text:p></draw:text-box></draw:frame><draw:frame text:anchor-type="char" draw:z-index="43" draw:style-name="gr3" draw:text-style-name="P32" svg:width="2.507cm" svg:height="0.502cm" draw:transform="rotate (1.5707963267949) translate (0.802569444444444cm 23.2127777777778cm)"><draw:text-box><text:p text:style-name="P31"><text:span text:style-name="T14">Взаим. инв. №</text:span></text:p></draw:text-box></draw:frame><draw:frame draw:style-name="fr3" draw:name="Врезка220" text:anchor-type="char" svg:x="16.503cm" svg:y="27.203cm" svg:width="0.499cm" svg:height="0.499cm" draw:z-index="67"><draw:text-box><text:p text:style-name="ISO_5f_10_5f_1_5f_k_20_центр"/><text:p text:style-name="Standard"/></draw:text-box></draw:frame><draw:frame draw:style-name="fr3" draw:name="Врезка221" text:anchor-type="char" svg:x="16.004cm" svg:y="27.203cm" svg:width="0.499cm" svg:height="0.499cm" draw:z-index="66"><draw:text-box><text:p text:style-name="ISO_5f_10_5f_1_5f_k_20_центр"/><text:p text:style-name="P27"/></draw:text-box></draw:frame><draw:frame draw:style-name="fr3" draw:name="Врезка222" text:anchor-type="char" svg:x="15.503cm" svg:y="27.203cm" svg:width="0.499cm" svg:height="0.499cm" draw:z-index="65"><draw:text-box><text:p text:style-name="ISO_5f_10_5f_1_5f_k_20_центр"/><text:p text:style-name="P27"/></draw:text-box></draw:frame><draw:frame draw:style-name="fr2" draw:name="Врезка223" text:anchor-type="char" svg:x="18.703cm" svg:y="27.203cm" svg:width="1.797cm" svg:height="0.499cm" draw:z-index="64"><draw:text-box><text:p text:style-name="P10">6</text:p><text:p text:style-name="P27"/></draw:text-box></draw:frame><draw:frame draw:style-name="fr2" draw:name="Врезка224" text:anchor-type="char" svg:x="17.002cm" svg:y="27.203cm" svg:width="1.7cm" svg:height="0.499cm" draw:z-index="63"><draw:text-box><text:p text:style-name="P10">1</text:p><text:p text:style-name="P27"/></draw:text-box></draw:frame><draw:frame draw:style-name="fr2" draw:name="Врезка225" text:anchor-type="char" svg:x="7.502cm" svg:y="28.198cm" svg:width="1cm" svg:height="0.499cm" draw:z-index="62"><draw:text-box><text:p text:style-name="ISO_5f_10_5f_1_5f_k"/><text:p text:style-name="P27"/></draw:text-box></draw:frame><draw:frame draw:style-name="fr2" draw:name="Врезка226" text:anchor-type="char" svg:x="7.502cm" svg:y="28.702cm" svg:width="1cm" svg:height="0.499cm" draw:z-index="61"><draw:text-box><text:p text:style-name="ISO_5f_10_5f_1_5f_k"/><text:p text:style-name="P27"/></draw:text-box></draw:frame><draw:frame draw:style-name="fr2" draw:name="Врезка227" text:anchor-type="char" svg:x="7.502cm" svg:y="27.693cm" svg:width="1cm" svg:height="0.499cm" draw:z-index="60"><draw:text-box><text:p text:style-name="ISO_5f_10_5f_1_5f_k"/><text:p text:style-name="P27"/></draw:text-box></draw:frame><draw:frame draw:style-name="fr2" draw:name="Врезка228" text:anchor-type="char" svg:x="7.502cm" svg:y="27.199cm" svg:width="1cm" svg:height="0.499cm" draw:z-index="59"><draw:text-box><text:p text:style-name="ISO_5f_10_5f_1_5f_k"/><text:p text:style-name="P27"/></draw:text-box></draw:frame><draw:frame draw:style-name="fr2" draw:name="Врезка229" text:anchor-type="char" svg:x="7.502cm" svg:y="26.7cm" svg:width="1cm" svg:height="0.499cm" draw:z-index="58"><draw:text-box><text:p text:style-name="ISO_5f_10_5f_1_5f_k"/><text:p text:style-name="P27"/></draw:text-box></draw:frame><draw:frame draw:style-name="fr2" draw:name="Врезка230" text:anchor-type="char" svg:x="6.001cm" svg:y="28.702cm" svg:width="1.501cm" svg:height="0.499cm" draw:z-index="57"><draw:text-box><text:p text:style-name="ISO_5f_10_5f_1_5f_k"/><text:p text:style-name="P27"/></draw:text-box></draw:frame><draw:frame draw:style-name="fr2" draw:name="Врезка231" text:anchor-type="char" svg:x="6.001cm" svg:y="28.198cm" svg:width="1.501cm" svg:height="0.499cm" draw:z-index="56"><draw:text-box><text:p text:style-name="ISO_5f_10_5f_1_5f_k"/><text:p text:style-name="P27"/></draw:text-box></draw:frame><draw:frame draw:style-name="fr2" draw:name="Врезка232" text:anchor-type="char" svg:x="6.001cm" svg:y="27.707cm" svg:width="1.501cm" svg:height="0.499cm" draw:z-index="55"><draw:text-box><text:p text:style-name="ISO_5f_10_5f_1_5f_k"/><text:p text:style-name="P27"/></draw:text-box></draw:frame><draw:frame draw:style-name="fr2" draw:name="Врезка233" text:anchor-type="char" svg:x="2cm" svg:y="27.702cm" svg:width="1.7cm" svg:height="0.497cm" draw:z-index="54"><draw:text-box><text:p text:style-name="P1"/><text:p text:style-name="P27"/></draw:text-box></draw:frame><draw:frame draw:style-name="fr2" draw:name="Врезка234" text:anchor-type="char" svg:x="3.701cm" svg:y="28.697cm" svg:width="2.3cm" svg:height="0.499cm" draw:z-index="53"><draw:text-box><text:p text:style-name="ISO_5f_10_5f_1_5f_k"/><text:p text:style-name="P27"/></draw:text-box></draw:frame><draw:frame draw:style-name="fr2" draw:name="Врезка235" text:anchor-type="char" svg:x="3.701cm" svg:y="28.198cm" svg:width="2.3cm" svg:height="0.499cm" draw:z-index="52"><draw:text-box><text:p text:style-name="ISO_5f_10_5f_1_5f_k"/><text:p text:style-name="P27"/></draw:text-box></draw:frame><draw:frame draw:style-name="fr2" draw:name="Врезка236" text:anchor-type="char" svg:x="3.701cm" svg:y="27.693cm" svg:width="2.3cm" svg:height="0.499cm" draw:z-index="51"><draw:text-box><text:p text:style-name="ISO_5f_10_5f_1_5f_k"/><text:p text:style-name="P27"/></draw:text-box></draw:frame><draw:frame draw:style-name="fr2" draw:name="Врезка237" text:anchor-type="char" svg:x="6.001cm" svg:y="27.199cm" svg:width="1.501cm" svg:height="0.499cm" draw:z-index="50"><draw:text-box><text:p text:style-name="ISO_5f_10_5f_1_5f_k"/><text:p text:style-name="P27"/></draw:text-box></draw:frame><draw:frame draw:style-name="fr2" draw:name="Врезка238" text:anchor-type="char" svg:x="6.001cm" svg:y="26.7cm" svg:width="1.501cm" svg:height="0.499cm" draw:z-index="49"><draw:text-box><text:p text:style-name="ISO_5f_10_5f_1_5f_k"/></draw:text-box></draw:frame><draw:frame draw:style-name="fr2" draw:name="Врезка239" text:anchor-type="char" svg:x="3.701cm" svg:y="27.201cm" svg:width="2.3cm" svg:height="0.499cm" draw:z-index="48"><draw:text-box><text:p text:style-name="P12"><text:span text:style-name="T13">Шурыгин</text:span> <text:span text:style-name="T12">Б</text:span>.<text:span text:style-name="T12">Д</text:span>.</text:p><text:p text:style-name="P27"/></draw:text-box></draw:frame><draw:frame draw:style-name="fr2" draw:name="Врезка240" text:anchor-type="char" svg:x="3.701cm" svg:y="26.707cm" svg:width="2.3cm" svg:height="0.499cm" draw:z-index="47"><draw:text-box><text:p text:style-name="P11">Муртазина Е.В.</text:p></draw:text-box></draw:frame><draw:frame text:anchor-type="char" draw:z-index="42" draw:style-name="gr3" draw:text-style-name="P32" svg:width="3.504cm" svg:height="0.498cm" draw:transform="rotate (1.5707963267949) translate (0.806097222222222cm 18.208625cm)"><draw:text-box><text:p text:style-name="P31"><text:span text:style-name="T14">Подп. и дата</text:span></text:p></draw:text-box></draw:frame><draw:frame text:anchor-type="char" draw:z-index="46" draw:style-name="gr3" draw:text-style-name="P32" svg:width="2.491cm" svg:height="0.502cm" draw:transform="rotate (1.5707963267949) translate (0.834319444444444cm 29.2047083333333cm)"><draw:text-box><text:p text:style-name="P31"><text:span text:style-name="T14">Инв. № подл.</text:span></text:p></draw:text-box></draw:frame><draw:frame text:anchor-type="char" draw:z-index="45" draw:style-name="gr3" draw:text-style-name="P32" svg:width="3.49cm" svg:height="0.498cm" draw:transform="rotate (1.5707963267949) translate (0.806097222222222cm 26.70175cm)"><draw:text-box><text:p text:style-name="P31"><text:span text:style-name="T14">Подп. и дата</text:span></text:p></draw:text-box></draw:frame><draw:frame draw:style-name="fr3" draw:name="Врезка241" text:anchor-type="char" svg:x="6.001cm" svg:y="26.252cm" svg:width="1.501cm" svg:height="0.448cm" draw:z-index="37"><draw:text-box><text:p text:style-name="P10">Подп.</text:p></draw:text-box></draw:frame><draw:frame draw:style-name="fr3" draw:name="Врезка242" text:anchor-type="char" svg:x="18.703cm" svg:y="26.704cm" svg:width="1.797cm" svg:height="0.497cm" draw:z-index="41"><draw:text-box><text:p text:style-name="P10">Листов</text:p></draw:text-box></draw:frame><draw:frame draw:style-name="fr3" draw:name="Врезка243" text:anchor-type="char" svg:x="17.002cm" svg:y="26.707cm" svg:width="1.7cm" svg:height="0.497cm" draw:z-index="40"><draw:text-box><text:p text:style-name="P10">Лист</text:p></draw:text-box></draw:frame><draw:frame draw:style-name="fr3" draw:name="Врезка244" text:anchor-type="char" svg:x="15.503cm" svg:y="26.707cm" svg:width="1.499cm" svg:height="0.497cm" draw:z-index="39"><draw:text-box><text:p text:style-name="P10">Лит.</text:p></draw:text-box></draw:frame><draw:frame draw:style-name="fr3" draw:name="Врезка245" text:anchor-type="char" svg:x="7.502cm" svg:y="26.203cm" svg:width="1cm" svg:height="0.497cm" draw:z-index="38"><draw:text-box><text:p text:style-name="P23"><text:span text:style-name="T3">Дата</text:span>.</text:p></draw:text-box></draw:frame><draw:frame draw:style-name="fr3" draw:name="Врезка246" text:anchor-type="char" svg:x="3.701cm" svg:y="26.238cm" svg:width="2.3cm" svg:height="0.441cm" draw:z-index="36"><draw:text-box><text:p text:style-name="P10"><text:span text:style-name="T1">№ </text:span>докум.</text:p></draw:text-box></draw:frame><draw:connector text:anchor-type="char" draw:z-index="3" draw:style-name="gr1" draw:text-style-name="P30" draw:type="line" svg:x1="2cm" svg:y1="26.704cm" svg:x2="20.502cm" svg:y2="26.707cm" svg:d="m2000 26704 18502 3" svg:viewBox="0 0 18503 5"><text:p/></draw:connector><draw:frame draw:style-name="fr3" draw:name="Врезка247" text:anchor-type="char" svg:x="2.701cm" svg:y="26.252cm" svg:width="1cm" svg:height="0.448cm" draw:z-index="35"><draw:text-box><text:p text:style-name="P9">Лист.</text:p></draw:text-box></draw:frame><draw:frame draw:style-name="fr3" draw:name="Врезка248" text:anchor-type="char" svg:x="2cm" svg:y="26.252cm" svg:width="0.7cm" svg:height="0.448cm" draw:z-index="34"><draw:text-box><text:p text:style-name="P3"><text:span text:style-name="T2">Из</text:span><text:span text:style-name="T4">м</text:span><text:span text:style-name="T6">Из</text:span><text:span text:style-name="T5">м.</text:span></text:p></draw:text-box></draw:frame><draw:frame draw:style-name="fr2" draw:name="Врезка249" text:anchor-type="char" svg:x="2cm" svg:y="28.707cm" svg:width="1.7cm" svg:height="0.497cm" draw:z-index="33"><draw:text-box><text:p text:style-name="P9"><text:s/><text:span text:style-name="T8">У</text:span>тв.</text:p></draw:text-box></draw:frame><draw:frame draw:style-name="fr2" draw:name="Врезка250" text:anchor-type="char" svg:x="2cm" svg:y="28.203cm" svg:width="1.7cm" svg:height="0.497cm" draw:z-index="32"><draw:text-box><text:p text:style-name="P9"><text:s/>Н.контр.</text:p></draw:text-box></draw:frame><draw:connector text:anchor-type="char" draw:z-index="31" draw:style-name="gr1" draw:text-style-name="P30" draw:type="line" svg:x1="18.703cm" svg:y1="26.704cm" svg:x2="18.706cm" svg:y2="27.707cm" svg:d="m18703 26704 3 1003" svg:viewBox="0 0 5 1005"><text:p/></draw:connector><draw:connector text:anchor-type="char" draw:z-index="27" draw:style-name="gr1" draw:text-style-name="P30" draw:type="line" svg:x1="0.803cm" svg:y1="14.672cm" svg:x2="0.806cm" svg:y2="29.233cm" svg:d="m803 14672 3 14561" svg:viewBox="0 0 5 14563"><text:p/></draw:connector><draw:frame draw:style-name="fr2" draw:name="Врезка251" text:anchor-type="char" svg:x="2cm" svg:y="27.203cm" svg:width="1.7cm" svg:height="0.499cm" draw:z-index="30"><draw:text-box><text:p text:style-name="P9"><text:s/>Пров.</text:p></draw:text-box></draw:frame><draw:frame draw:style-name="fr2" draw:name="Врезка252" text:anchor-type="char" svg:x="2cm" svg:y="26.705cm" svg:width="1.7cm" svg:height="0.499cm" draw:z-index="29"><draw:text-box><text:p text:style-name="P9"><text:s/>Разраб.</text:p></draw:text-box></draw:frame><draw:connector text:anchor-type="char" draw:z-index="28" draw:style-name="gr1" draw:text-style-name="P30" draw:type="line" svg:x1="1.3cm" svg:y1="14.698cm" svg:x2="1.304cm" svg:y2="29.203cm" svg:d="m1300 14698 4 14505" svg:viewBox="0 0 5 14506"><text:p/></draw:connector><draw:connector text:anchor-type="char" draw:z-index="26" draw:style-name="gr1" draw:text-style-name="P30" draw:type="line" svg:x1="2.032cm" svg:y1="14.702cm" svg:x2="0.771cm" svg:y2="14.706cm" svg:d="m2032 14702-1261 4" svg:viewBox="0 0 1263 5"><text:p/></draw:connector><draw:connector text:anchor-type="char" draw:z-index="25" draw:style-name="gr1" draw:text-style-name="P30" draw:type="line" svg:x1="2.002cm" svg:y1="18.202cm" svg:x2="0.801cm" svg:y2="18.205cm" svg:d="m2002 18202-1201 3" svg:viewBox="0 0 1203 5"><text:p/></draw:connector><draw:connector text:anchor-type="char" draw:z-index="24" draw:style-name="gr1" draw:text-style-name="P30" draw:type="line" svg:x1="2.002cm" svg:y1="20.703cm" svg:x2="0.801cm" svg:y2="20.706cm" svg:d="m2002 20703-1201 3" svg:viewBox="0 0 1203 5"><text:p/></draw:connector><draw:connector text:anchor-type="char" draw:z-index="23" draw:style-name="gr1" draw:text-style-name="P30" draw:type="line" svg:x1="2.002cm" svg:y1="23.202cm" svg:x2="0.801cm" svg:y2="23.206cm" svg:d="m2002 23202-1201 4" svg:viewBox="0 0 1203 5"><text:p/></draw:connector><draw:connector text:anchor-type="char" draw:z-index="22" draw:style-name="gr1" draw:text-style-name="P30" draw:type="line" svg:x1="2.002cm" svg:y1="26.704cm" svg:x2="0.801cm" svg:y2="26.707cm" svg:d="m2002 26704-1201 3" svg:viewBox="0 0 1203 5"><text:p/></draw:connector><draw:connector text:anchor-type="char" draw:z-index="21" draw:style-name="gr1" draw:text-style-name="P30" draw:type="line" svg:x1="2.032cm" svg:y1="29.205cm" svg:x2="0.771cm" svg:y2="29.208cm" svg:d="m2032 29205-1261 3" svg:viewBox="0 0 1263 5"><text:p/></draw:connector><draw:connector text:anchor-type="char" draw:z-index="20" draw:style-name="gr2" draw:text-style-name="P30" draw:type="line" svg:x1="16.503cm" svg:y1="27.203cm" svg:x2="16.506cm" svg:y2="27.704cm" svg:d="m16503 27203 3 501" svg:viewBox="0 0 5 503"><text:p/></draw:connector><draw:connector text:anchor-type="char" draw:z-index="19" draw:style-name="gr2" draw:text-style-name="P30" draw:type="line" svg:x1="16.002cm" svg:y1="27.203cm" svg:x2="16.006cm" svg:y2="27.704cm" svg:d="m16002 27203 4 501" svg:viewBox="0 0 5 503"><text:p/></draw:connector><draw:connector text:anchor-type="char" draw:z-index="18" draw:style-name="gr1" draw:text-style-name="P30" draw:type="line" svg:x1="17.002cm" svg:y1="26.705cm" svg:x2="17.006cm" svg:y2="27.709cm" svg:d="m17002 26705 4 1004" svg:viewBox="0 0 5 1005"><text:p/></draw:connector><draw:connector text:anchor-type="char" draw:z-index="17" draw:style-name="gr1" draw:text-style-name="P30" draw:type="line" svg:x1="15.503cm" svg:y1="27.704cm" svg:x2="20.502cm" svg:y2="27.707cm" svg:d="m15503 27704 4999 3" svg:viewBox="0 0 5001 5"><text:p/></draw:connector><draw:connector text:anchor-type="char" draw:z-index="16" draw:style-name="gr1" draw:text-style-name="P30" draw:type="line" svg:x1="15.503cm" svg:y1="27.203cm" svg:x2="20.502cm" svg:y2="27.206cm" svg:d="m15503 27203 4999 3" svg:viewBox="0 0 5001 5"><text:p/></draw:connector><draw:connector text:anchor-type="char" draw:z-index="15" draw:style-name="gr1" draw:text-style-name="P30" draw:type="line" svg:x1="15.503cm" svg:y1="26.704cm" svg:x2="15.506cm" svg:y2="29.205cm" svg:d="m15503 26704 3 2501" svg:viewBox="0 0 5 2503"><text:p/></draw:connector><draw:connector text:anchor-type="char" draw:z-index="14" draw:style-name="gr1" draw:text-style-name="P30" draw:type="line" svg:x1="2.701cm" svg:y1="25.201cm" svg:x2="2.704cm" svg:y2="26.702cm" svg:d="m2701 25201 3 1501" svg:viewBox="0 0 5 1503"><text:p/></draw:connector><draw:connector text:anchor-type="char" draw:z-index="13" draw:style-name="gr2" draw:text-style-name="P30" draw:type="line" svg:x1="2cm" svg:y1="28.704cm" svg:x2="8.504cm" svg:y2="28.707cm" svg:d="m2000 28704 6504 3" svg:viewBox="0 0 6505 5"><text:p/></draw:connector><draw:connector text:anchor-type="char" draw:z-index="12" draw:style-name="gr2" draw:text-style-name="P30" draw:type="line" svg:x1="2cm" svg:y1="28.203cm" svg:x2="8.504cm" svg:y2="28.206cm" svg:d="m2000 28203 6504 3" svg:viewBox="0 0 6505 5"><text:p/></draw:connector><draw:connector text:anchor-type="char" draw:z-index="11" draw:style-name="gr2" draw:text-style-name="P30" draw:type="line" svg:x1="2cm" svg:y1="27.704cm" svg:x2="8.504cm" svg:y2="27.707cm" svg:d="m2000 27704 6504 3" svg:viewBox="0 0 6505 5"><text:p/></draw:connector><draw:connector text:anchor-type="char" draw:z-index="10" draw:style-name="gr2" draw:text-style-name="P30" draw:type="line" svg:x1="2cm" svg:y1="27.203cm" svg:x2="8.504cm" svg:y2="27.206cm" svg:d="m2000 27203 6504 3" svg:viewBox="0 0 6505 5"><text:p/></draw:connector><draw:connector text:anchor-type="char" draw:z-index="9" draw:style-name="gr2" draw:text-style-name="P30" draw:type="line" svg:x1="2cm" svg:y1="25.703cm" svg:x2="8.504cm" svg:y2="25.707cm" svg:d="m2000 25703 6504 4" svg:viewBox="0 0 6505 5"><text:p/></draw:connector><draw:connector text:anchor-type="char" draw:z-index="8" draw:style-name="gr1" draw:text-style-name="P30" draw:type="line" svg:x1="2cm" svg:y1="26.203cm" svg:x2="8.504cm" svg:y2="26.206cm" svg:d="m2000 26203 6504 3" svg:viewBox="0 0 6505 5"><text:p/></draw:connector><draw:connector text:anchor-type="char" draw:z-index="7" draw:style-name="gr1" draw:text-style-name="P30" draw:type="line" svg:x1="8.502cm" svg:y1="25.204cm" svg:x2="8.505cm" svg:y2="29.206cm" svg:d="m8502 25204 3 4002" svg:viewBox="0 0 5 4004"><text:p/></draw:connector><draw:connector text:anchor-type="char" draw:z-index="6" draw:style-name="gr1" draw:text-style-name="P30" draw:type="line" svg:x1="7.502cm" svg:y1="25.201cm" svg:x2="7.505cm" svg:y2="29.203cm" svg:d="m7502 25201 3 4002" svg:viewBox="0 0 5 4004"><text:p/></draw:connector><draw:connector text:anchor-type="char" draw:z-index="5" draw:style-name="gr1" draw:text-style-name="P30" draw:type="line" svg:x1="6.001cm" svg:y1="25.202cm" svg:x2="6.004cm" svg:y2="29.205cm" svg:d="m6001 25202 3 4003" svg:viewBox="0 0 5 4004"><text:p/></draw:connector><draw:connector text:anchor-type="char" draw:z-index="4" draw:style-name="gr1" draw:text-style-name="P30" draw:type="line" svg:x1="3.701cm" svg:y1="25.202cm" svg:x2="3.704cm" svg:y2="29.205cm" svg:d="m3701 25202 3 4003" svg:viewBox="0 0 5 4004"><text:p/></draw:connector><draw:connector text:anchor-type="char" draw:z-index="2" draw:style-name="gr1" draw:text-style-name="P30" draw:type="line" svg:x1="2cm" svg:y1="25.202cm" svg:x2="20.502cm" svg:y2="25.206cm" svg:d="m2000 25202 18502 4" svg:viewBox="0 0 18503 5"><text:p/></draw:connector><draw:frame draw:style-name="fr2" draw:name="Врезка111" text:anchor-type="char" svg:x="4.001cm" svg:y="6.142cm" svg:width="7.001cm" svg:height="0.661cm" draw:z-index="330"><draw:text-box><text:p text:style-name="P5">АПИВ.408835.008 Э3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1" svg:font-family="'Liberation Serif'" style:font-pitch="variable"/>
    <style:font-face style:name="T-FLEX Type B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cm" fo:margin-right="0cm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24:00</meta:creation-date>
    <dc:date>2014-12-21T15:18:07.791000000</dc:date>
    <meta:print-date>2010-05-02T16:16:00</meta:print-date>
    <meta:editing-cycles>14</meta:editing-cycles>
    <meta:editing-duration>PT1H37M59S</meta:editing-duration>
    <meta:generator>LibreOffice/4.1.3.2$Windows_x86 LibreOffice_project/70feb7d99726f064edab4605a8ab840c50ec57a</meta:generator>
    <meta:document-statistic meta:table-count="0" meta:image-count="0" meta:object-count="0" meta:page-count="1" meta:paragraph-count="43" meta:word-count="50" meta:character-count="339" meta:non-whitespace-character-count="321"/>
  </office:meta>
</office:document-meta>
</file>